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etica Neue" svg:font-family="'Helvetica Neue'"/>
    <style:font-face style:name="F" svg:font-family="" style:font-family-generic="roman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5cm"/>
    </style:style>
    <style:style style:name="co2" style:family="table-column">
      <style:table-column-properties fo:break-before="auto" style:column-width="5.189cm"/>
    </style:style>
    <style:style style:name="co3" style:family="table-column">
      <style:table-column-properties fo:break-before="auto" style:column-width="5.136cm"/>
    </style:style>
    <style:style style:name="co4" style:family="table-column">
      <style:table-column-properties fo:break-before="auto" style:column-width="20.7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295cm"/>
    </style:style>
    <style:style style:name="ro1" style:family="table-row">
      <style:table-row-properties style:row-height="0.501cm" fo:break-before="auto" style:use-optimal-row-height="true"/>
    </style:style>
    <style:style style:name="ro2" style:family="table-row">
      <style:table-row-properties style:row-height="0.416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35cm solid #cdcdcd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2pt" fo:language="en" fo:country="US" style:font-size-asian="12pt" style:language-asian="en" style:country-asian="US" style:font-name-complex="Tahoma" style:font-size-complex="12pt" style:language-complex="en" style:country-complex="US"/>
    </style:style>
    <style:style style:name="ce6" style:family="table-cell" style:parent-style-name="Default" style:data-style-name="N0">
      <style:table-cell-properties style:glyph-orientation-vertical="0" fo:border-bottom="0.141cm solid #cdcdcd" fo:background-color="#ffffff" style:diagonal-bl-tr="none" style:diagonal-tl-br="none" style:text-align-source="value-type" style:repeat-content="false" fo:wrap-option="no-wrap" fo:border-left="0.035cm solid #cdcdcd" style:direction="ltr" fo:border-right="0.035cm solid #cdcdcd" style:rotation-angle="0" style:rotation-align="none" style:shrink-to-fit="false" fo:border-top="0.035cm solid #cdcdcd" style:vertical-align="top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35cm solid #cdcdcd" style:direction="ltr" style:rotation-angle="0" style:rotation-align="none" style:shrink-to-fit="false" style:vertical-align="top"/>
      <style:paragraph-properties fo:margin-left="0cm" style:writing-mode="page"/>
      <style:text-properties fo:color="#000099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19">
      <style:text-properties style:font-name="Arial" fo:font-size="12pt" style:font-size-asian="12pt" style:font-size-complex="12pt"/>
    </style:style>
    <style:style style:name="ce10" style:family="table-cell" style:parent-style-name="Default" style:data-style-name="N119">
      <style:table-cell-properties style:glyph-orientation-vertical="0" fo:background-color="#ffffff" style:diagonal-bl-tr="none" style:diagonal-tl-br="none" style:text-align-source="value-type" style:repeat-content="false" fo:wrap-option="no-wrap" fo:border="0.035cm solid #cdcdcd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14">
      <style:table-cell-properties style:glyph-orientation-vertical="0" fo:background-color="#ffffff" style:diagonal-bl-tr="none" style:diagonal-tl-br="none" style:text-align-source="value-type" style:repeat-content="false" fo:wrap-option="no-wrap" fo:border="0.035cm solid #cdcdcd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4">
      <style:text-properties style:font-name="Arial" fo:font-size="12pt" style:font-size-asian="12pt" style:font-size-complex="12pt"/>
    </style:style>
    <style:style style:name="ce13" style:family="table-cell" style:parent-style-name="Default" style:data-style-name="N104">
      <style:table-cell-properties style:glyph-orientation-vertical="0" fo:background-color="#ffffff" style:diagonal-bl-tr="none" style:diagonal-tl-br="none" style:text-align-source="value-type" style:repeat-content="false" fo:wrap-option="no-wrap" fo:border="0.035cm solid #cdcdcd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F" fo:font-size="12pt"/>
    </style:style>
    <style:style style:name="T2" style:family="text">
      <style:text-properties fo:color="#000099" style:text-outline="false" style:text-line-through-style="none" style:text-position="0% 100%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5" table:default-cell-style-name="ce9"/>
        <table:table-column table:style-name="co5" table:default-cell-style-name="ce1"/>
        <table:table-column table:style-name="co5" table:default-cell-style-name="ce12"/>
        <table:table-column table:style-name="co5" table:default-cell-style-name="ce1"/>
        <table:table-column table:style-name="co5" table:default-cell-style-name="ce12"/>
        <table:table-column table:style-name="co5" table:number-columns-repeated="1009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7" office:value-type="string">
            <text:p>Partlist exported from //vmware-host/Shared Folders/dpharris On My Mac/Documents/OpenLCB/trunk/prototypes/hardware/r-io/Eagle/IoFinal20120103/Io.sch at 1/3/2012 1:37:13 PM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 office:value-type="string">
            <text:p>Assembly variant: 1.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 office:value-type="string">
            <text:p>Value <text:s text:c="9"/>Device <text:s text:c="12"/>Package <text:s text:c="12"/>Description <text:s text:c="49"/></text:p>
          </table:table-cell>
          <table:table-cell table:number-columns-repeated="9"/>
          <table:table-cell office:value-type="string">
            <text:p>Ordered</text:p>
          </table:table-cell>
          <table:table-cell table:number-columns-repeated="1010"/>
        </table:table-row>
        <table:table-row table:style-name="ro3">
          <table:table-cell office:value-type="float" office:value="0">
            <text:p>0</text:p>
          </table:table-cell>
          <table:table-cell table:style-name="ce2" office:value-type="string">
            <text:p><text:span text:style-name="T1"><text:a xlink:href="http://ca.mouser.com/Search/ProductDetail.aspx?R=VJ0805A180GXACW1BCvirtualkey61340000virtualkey77-VJ0805A180GXACBC">77-VJ0805A180GXACBC</text:a></text:span></text:p>
          </table:table-cell>
          <table:table-cell office:value-type="string">
            <text:p>C1,C2</text:p>
          </table:table-cell>
          <table:table-cell table:style-name="ce7" office:value-type="string">
            <text:p>18pF <text:s text:c="10"/>C-USC1206 <text:s text:c="9"/>C1206 <text:s text:c="14"/>CAPACITOR, American symbol <text:s text:c="34"/></text:p>
          </table:table-cell>
          <table:table-cell table:style-name="ce3" office:value-type="string">
            <text:p>18pF</text:p>
          </table:table-cell>
          <table:table-cell table:style-name="ce3" office:value-type="string">
            <text:p>C-USC1206</text:p>
          </table:table-cell>
          <table:table-cell table:style-name="ce3" office:value-type="string">
            <text:p>C1206</text:p>
          </table:table-cell>
          <table:table-cell table:formula="of:=[.A7]" office:value-type="float" office:value="0">
            <text:p>0</text:p>
          </table:table-cell>
          <table:table-cell table:style-name="ce3" table:formula="of:=[.H7]*50" office:value-type="float" office:value="0">
            <text:p>0</text:p>
          </table:table-cell>
          <table:table-cell table:style-name="ce3" office:value-type="string">
            <text:p><text:span text:style-name="T2"><text:a xlink:href="http://www.mouser.com/ProductDetail/Vishay-Vitramon/VJ0805A180GXACW1BC/?qs=sGAEpiMZZMvQvaS66kI3TgrXQWQf3djAUb1zXNnrGGk%3d">VJ0805A180GXACW1BC</text:a></text:span></text:p>
          </table:table-cell>
          <table:table-cell table:style-name="ce10" office:value-type="currency" office:currency="CAD" office:value="0.1">
            <text:p>$0.1000</text:p>
          </table:table-cell>
          <table:table-cell table:style-name="ce11" table:formula="of:=[.K7]*[.H7]" office:value-type="currency" office:value="0">
            <text:p>$0.000</text:p>
          </table:table-cell>
          <table:table-cell table:style-name="ce13" table:formula="of:=[.K7]*[.I7]" office:value-type="currency" office:currency="CAD" office:value="0">
            <text:p>$0.00</text:p>
          </table:table-cell>
          <table:table-cell office:value-type="float" office:value="0">
            <text:p>0</text:p>
          </table:table-cell>
          <table:table-cell table:formula="of:=[.N7]*[.K7]" office:value-type="currency" office:currency="CAD" office:value="0">
            <text:p>$0.00</text:p>
          </table:table-cell>
          <table:table-cell office:value-type="string">
            <text:p>Out of stock</text:p>
          </table:table-cell>
          <table:table-cell table:number-columns-repeated="1008"/>
        </table:table-row>
        <table:table-row table:style-name="ro3">
          <table:table-cell office:value-type="float" office:value="2">
            <text:p>2</text:p>
          </table:table-cell>
          <table:table-cell table:style-name="ce2" office:value-type="string">
            <text:p><text:span text:style-name="T1"><text:a xlink:href="http://ca.mouser.com/Search/ProductDetail.aspx?R=GRM2165C1H180JZ01Dvirtualkey64800000virtualkey81-GRM40C180J50D">81-GRM40C180J50D</text:a></text:span></text:p>
          </table:table-cell>
          <table:table-cell office:value-type="string">
            <text:p>C1,C2</text:p>
          </table:table-cell>
          <table:table-cell table:style-name="ce7" office:value-type="string">
            <text:p>18pF <text:s text:c="10"/>C-USC1206 <text:s text:c="9"/>C1206 <text:s text:c="14"/>CAPACITOR, American symbol <text:s text:c="34"/></text:p>
          </table:table-cell>
          <table:table-cell table:style-name="ce3" office:value-type="string">
            <text:p>18pF</text:p>
          </table:table-cell>
          <table:table-cell table:style-name="ce3" office:value-type="string">
            <text:p>C-USC1206</text:p>
          </table:table-cell>
          <table:table-cell table:style-name="ce3" office:value-type="string">
            <text:p>C1206</text:p>
          </table:table-cell>
          <table:table-cell table:formula="of:=[.A8]" office:value-type="float" office:value="2">
            <text:p>2</text:p>
          </table:table-cell>
          <table:table-cell table:style-name="ce3" table:formula="of:=[.H8]*50" office:value-type="float" office:value="100">
            <text:p>100</text:p>
          </table:table-cell>
          <table:table-cell table:style-name="ce2" office:value-type="string">
            <text:p><text:span text:style-name="T1"><text:a xlink:href="http://ca.mouser.com/Search/ProductDetail.aspx?R=GRM2165C1H180JZ01Dvirtualkey64800000virtualkey81-GRM40C180J50D">81-GRM40C180J50D</text:a></text:span></text:p>
          </table:table-cell>
          <table:table-cell table:style-name="ce10" office:value-type="currency" office:currency="CAD" office:value="0.048">
            <text:p>$0.0480</text:p>
          </table:table-cell>
          <table:table-cell table:style-name="ce11" table:formula="of:=[.K8]*[.H8]" office:value-type="currency" office:value="0.096">
            <text:p>$0.096</text:p>
          </table:table-cell>
          <table:table-cell table:style-name="ce13" table:formula="of:=[.K8]*[.I8]" office:value-type="currency" office:currency="CAD" office:value="4.8">
            <text:p>$4.80</text:p>
          </table:table-cell>
          <table:table-cell office:value-type="float" office:value="500">
            <text:p>500</text:p>
          </table:table-cell>
          <table:table-cell table:formula="of:=[.N8]*[.K8]" office:value-type="currency" office:currency="CAD" office:value="24">
            <text:p>$24.00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t fitted</text:p>
          </table:table-cell>
          <table:table-cell office:value-type="string">
            <text:p>C9,C12</text:p>
          </table:table-cell>
          <table:table-cell table:style-name="ce7"/>
          <table:table-cell table:style-name="ce3" table:number-columns-repeated="3"/>
          <table:table-cell table:formula="of:=[.A9]" office:value-type="float" office:value="0">
            <text:p>0</text:p>
          </table:table-cell>
          <table:table-cell table:style-name="ce3" table:formula="of:=[.H9]*50" office:value-type="float" office:value="0">
            <text:p>0</text:p>
          </table:table-cell>
          <table:table-cell table:style-name="ce3"/>
          <table:table-cell table:style-name="ce10"/>
          <table:table-cell table:style-name="ce11"/>
          <table:table-cell table:style-name="ce13"/>
          <table:table-cell/>
          <table:table-cell table:formula="of:=[.N9]*[.K9]" office:value-type="currency" office:currency="CAD" office:value="0">
            <text:p>$0.00</text:p>
          </table:table-cell>
          <table:table-cell table:number-columns-repeated="1009"/>
        </table:table-row>
        <table:table-row table:style-name="ro3">
          <table:table-cell office:value-type="float" office:value="2">
            <text:p>2</text:p>
          </table:table-cell>
          <table:table-cell table:style-name="ce2" office:value-type="string">
            <text:p><text:span text:style-name="T1"><text:a xlink:href="http://ca.mouser.com/Search/ProductDetail.aspx?R=UCD1V470MCL1GSvirtualkey64700000virtualkey647-UCD1V470MCL1GS">647-UCD1V470MCL1GS</text:a></text:span></text:p>
          </table:table-cell>
          <table:table-cell office:value-type="string">
            <text:p>C3,C15</text:p>
          </table:table-cell>
          <table:table-cell table:style-name="ce7" office:value-type="string">
            <text:p>47uF <text:s text:c="10"/>CPOL-USUD-6,3X5,8 <text:s/>UD-6,3X5,8_NICHICON POLARIZED CAPACITOR, American symbol <text:s text:c="24"/></text:p>
          </table:table-cell>
          <table:table-cell table:style-name="ce3" office:value-type="string">
            <text:p>47uF</text:p>
          </table:table-cell>
          <table:table-cell table:style-name="ce3" office:value-type="string">
            <text:p>CPOL-USUD-6,3X5,8</text:p>
          </table:table-cell>
          <table:table-cell table:style-name="ce3" office:value-type="string">
            <text:p>UD-6,3X5,8_NICHICON rcl</text:p>
          </table:table-cell>
          <table:table-cell table:formula="of:=[.A10]" office:value-type="float" office:value="2">
            <text:p>2</text:p>
          </table:table-cell>
          <table:table-cell table:style-name="ce3" table:formula="of:=[.H10]*50" office:value-type="float" office:value="100">
            <text:p>100</text:p>
          </table:table-cell>
          <table:table-cell table:style-name="ce8" office:value-type="string">
            <text:p><text:span text:style-name="T2"><text:a xlink:href="http://www.mouser.com/ProductDetail/Nichicon/UCD1V470MCL1GS/?qs=sGAEpiMZZMtZ1n0r9vR22QRRrN2yhiLkQr%252bd7HhSRhQ%3d">UCD1V470MCL1GS</text:a></text:span></text:p>
          </table:table-cell>
          <table:table-cell table:style-name="ce10" office:value-type="currency" office:currency="CAD" office:value="0.218">
            <text:p>$0.2180</text:p>
          </table:table-cell>
          <table:table-cell table:style-name="ce11" table:formula="of:=[.K10]*[.H10]" office:value-type="currency" office:value="0.436">
            <text:p>$0.436</text:p>
          </table:table-cell>
          <table:table-cell table:style-name="ce13" table:formula="of:=[.K10]*[.I10]" office:value-type="currency" office:currency="CAD" office:value="21.8">
            <text:p>$21.80</text:p>
          </table:table-cell>
          <table:table-cell office:value-type="float" office:value="100">
            <text:p>100</text:p>
          </table:table-cell>
          <table:table-cell table:formula="of:=[.N10]*[.K10]" office:value-type="currency" office:currency="CAD" office:value="21.8">
            <text:p>$21.80</text:p>
          </table:table-cell>
          <table:table-cell table:number-columns-repeated="1009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<text:span text:style-name="T2"><text:a xlink:href="http://www.mouser.com/ProductDetail/TDK/C2012C0G1H472JT-060/?qs=sGAEpiMZZMvQvaS66kI3TrP1hxAsQCN4B7iPKHIi%252b7o%3d">C2012C0G1H472JT/0.60</text:a></text:span></text:p>
          </table:table-cell>
          <table:table-cell office:value-type="string">
            <text:p>C8,C16</text:p>
          </table:table-cell>
          <table:table-cell table:style-name="ce7" office:value-type="string">
            <text:p>4.7nF <text:s text:c="9"/>C-USC1206 <text:s text:c="9"/>C1206 <text:s text:c="14"/>CAPACITOR, American symbol <text:s text:c="34"/></text:p>
          </table:table-cell>
          <table:table-cell table:style-name="ce3" office:value-type="string">
            <text:p>4.7nF</text:p>
          </table:table-cell>
          <table:table-cell table:style-name="ce3" office:value-type="string">
            <text:p>C-USC1206</text:p>
          </table:table-cell>
          <table:table-cell table:style-name="ce3" office:value-type="string">
            <text:p>C1206</text:p>
          </table:table-cell>
          <table:table-cell table:formula="of:=[.A11]" office:value-type="float" office:value="2">
            <text:p>2</text:p>
          </table:table-cell>
          <table:table-cell table:style-name="ce3" table:formula="of:=[.H11]*50" office:value-type="float" office:value="100">
            <text:p>100</text:p>
          </table:table-cell>
          <table:table-cell table:style-name="ce3" office:value-type="string">
            <text:p><text:span text:style-name="T2"><text:a xlink:href="http://www.mouser.com/ProductDetail/TDK/C2012C0G1H472JT-060/?qs=sGAEpiMZZMvQvaS66kI3TrP1hxAsQCN4B7iPKHIi%252b7o%3d">C2012C0G1H472JT/0.60</text:a></text:span></text:p>
          </table:table-cell>
          <table:table-cell table:style-name="ce10" office:value-type="currency" office:currency="CAD" office:value="0.074">
            <text:p>$0.0740</text:p>
          </table:table-cell>
          <table:table-cell table:style-name="ce11" table:formula="of:=[.K11]*[.H11]" office:value-type="currency" office:value="0.148">
            <text:p>$0.148</text:p>
          </table:table-cell>
          <table:table-cell table:style-name="ce13" table:formula="of:=[.K11]*[.I11]" office:value-type="currency" office:currency="CAD" office:value="7.4">
            <text:p>$7.40</text:p>
          </table:table-cell>
          <table:table-cell office:value-type="float" office:value="100">
            <text:p>100</text:p>
          </table:table-cell>
          <table:table-cell table:formula="of:=[.N11]*[.K11]" office:value-type="currency" office:currency="CAD" office:value="7.4">
            <text:p>$7.40</text:p>
          </table:table-cell>
          <table:table-cell table:number-columns-repeated="1009"/>
        </table:table-row>
        <table:table-row table:style-name="ro3">
          <table:table-cell office:value-type="float" office:value="6">
            <text:p>6</text:p>
          </table:table-cell>
          <table:table-cell table:style-name="ce2" office:value-type="string">
            <text:p><text:span text:style-name="T1"><text:a xlink:href="http://ca.mouser.com/Search/ProductDetail.aspx?R=C0805C104M5RACTMvirtualkey64600000virtualkey80-C0805C104M5RACTM">80-C0805C104M5RACTM</text:a></text:span></text:p>
          </table:table-cell>
          <table:table-cell office:value-type="string">
            <text:p>C4,C5,C6,C7,C10,C11</text:p>
          </table:table-cell>
          <table:table-cell table:style-name="ce7" office:value-type="string">
            <text:p>100nF <text:s text:c="9"/>C-USC1206 <text:s text:c="9"/>C1206 <text:s text:c="14"/>CAPACITOR, American symbol <text:s text:c="34"/></text:p>
          </table:table-cell>
          <table:table-cell table:style-name="ce3" office:value-type="string">
            <text:p>100nF</text:p>
          </table:table-cell>
          <table:table-cell table:style-name="ce3" office:value-type="string">
            <text:p>C-USC1206</text:p>
          </table:table-cell>
          <table:table-cell table:style-name="ce3" office:value-type="string">
            <text:p>C1206</text:p>
          </table:table-cell>
          <table:table-cell table:formula="of:=[.A12]" office:value-type="float" office:value="6">
            <text:p>6</text:p>
          </table:table-cell>
          <table:table-cell table:style-name="ce3" table:formula="of:=[.H12]*50" office:value-type="float" office:value="300">
            <text:p>300</text:p>
          </table:table-cell>
          <table:table-cell table:style-name="ce8" office:value-type="string">
            <text:p><text:span text:style-name="T2"><text:a xlink:href="http://www.mouser.com/ProductDetail/Kemet/C0805C104M5RACTM/?qs=sGAEpiMZZMvQvaS66kI3Ttesmw2fglAwmGUPtbK3z2o%3d">C0805C104M5RACTM</text:a></text:span></text:p>
          </table:table-cell>
          <table:table-cell table:style-name="ce10" office:value-type="currency" office:currency="CAD" office:value="0.02">
            <text:p>$0.0200</text:p>
          </table:table-cell>
          <table:table-cell table:style-name="ce11" table:formula="of:=[.K12]*[.H12]" office:value-type="currency" office:value="0.12">
            <text:p>$0.120</text:p>
          </table:table-cell>
          <table:table-cell table:style-name="ce13" table:formula="of:=[.K12]*[.I12]" office:value-type="currency" office:currency="CAD" office:value="6">
            <text:p>$6.00</text:p>
          </table:table-cell>
          <table:table-cell office:value-type="float" office:value="500">
            <text:p>500</text:p>
          </table:table-cell>
          <table:table-cell table:formula="of:=[.N12]*[.K12]" office:value-type="currency" office:currency="CAD" office:value="10">
            <text:p>$10.00</text:p>
          </table:table-cell>
          <table:table-cell table:number-columns-repeated="1009"/>
        </table:table-row>
        <table:table-row table:style-name="ro3">
          <table:table-cell office:value-type="float" office:value="1">
            <text:p>1</text:p>
          </table:table-cell>
          <table:table-cell table:style-name="ce4" office:value-type="string">
            <text:p><text:span text:style-name="T1"><text:a xlink:href="http://ca.mouser.com/Search/ProductDetail.aspx?R=1N4148W-V-GS08virtualkey61370000virtualkey625-1N4148W-V">625-1N4148W-V</text:a></text:span></text:p>
          </table:table-cell>
          <table:table-cell office:value-type="string">
            <text:p>D1</text:p>
          </table:table-cell>
          <table:table-cell table:style-name="ce7" office:value-type="string">
            <text:p>1N4148 <text:s text:c="8"/>DIODE-SOD123 <text:s text:c="6"/>SOD123 <text:s text:c="13"/>DIODE <text:s text:c="55"/></text:p>
          </table:table-cell>
          <table:table-cell table:style-name="ce3" office:value-type="string">
            <text:p>1N4148</text:p>
          </table:table-cell>
          <table:table-cell table:style-name="ce3" office:value-type="string">
            <text:p>SOD-123</text:p>
          </table:table-cell>
          <table:table-cell table:style-name="ce3" office:value-type="string">
            <text:p>SOD-123</text:p>
          </table:table-cell>
          <table:table-cell table:formula="of:=[.A13]" office:value-type="float" office:value="1">
            <text:p>1</text:p>
          </table:table-cell>
          <table:table-cell table:style-name="ce3" table:formula="of:=[.H13]*50" office:value-type="float" office:value="50">
            <text:p>50</text:p>
          </table:table-cell>
          <table:table-cell table:style-name="ce3" office:value-type="string">
            <text:p><text:span text:style-name="T2"><text:a xlink:href="http://www.mouser.com/ProductDetail/Vishay-Semiconductors/1N4148W-V-GS08/?qs=sGAEpiMZZMtvcUztdGSumBV%2f7GElPwofpS9oIyK5hVM%3d">1N4148W-V-GS08</text:a></text:span></text:p>
          </table:table-cell>
          <table:table-cell table:style-name="ce10" office:value-type="currency" office:currency="CAD" office:value="0.079">
            <text:p>$0.0790</text:p>
          </table:table-cell>
          <table:table-cell table:style-name="ce11" table:formula="of:=[.K13]*[.H13]" office:value-type="currency" office:value="0.079">
            <text:p>$0.079</text:p>
          </table:table-cell>
          <table:table-cell table:style-name="ce13" table:formula="of:=[.K13]*[.I13]" office:value-type="currency" office:currency="CAD" office:value="3.95">
            <text:p>$3.95</text:p>
          </table:table-cell>
          <table:table-cell office:value-type="float" office:value="50">
            <text:p>50</text:p>
          </table:table-cell>
          <table:table-cell table:formula="of:=[.N13]*[.K13]" office:value-type="currency" office:currency="CAD" office:value="3.95">
            <text:p>$3.95</text:p>
          </table:table-cell>
          <table:table-cell table:number-columns-repeated="1009"/>
        </table:table-row>
        <table:table-row table:style-name="ro3">
          <table:table-cell office:value-type="float" office:value="3">
            <text:p>3</text:p>
          </table:table-cell>
          <table:table-cell table:style-name="ce2" office:value-type="string">
            <text:p><text:span text:style-name="T1"><text:a xlink:href="http://ca.mouser.com/Search/ProductDetail.aspx?R=CD214A-B240LFvirtualkey65210000virtualkey652-CD214A-B240LF">652-CD214A-B240LF</text:a></text:span></text:p>
          </table:table-cell>
          <table:table-cell office:value-type="string">
            <text:p>D2,D3,D4</text:p>
          </table:table-cell>
          <table:table-cell table:style-name="ce7" office:value-type="string">
            <text:p>1N5819 <text:s text:c="8"/>DIODESMA <text:s text:c="10"/>SMA-DIODE <text:s text:c="10"/>Diode <text:s text:c="55"/></text:p>
          </table:table-cell>
          <table:table-cell table:number-columns-repeated="3"/>
          <table:table-cell table:formula="of:=[.A14]" office:value-type="float" office:value="3">
            <text:p>3</text:p>
          </table:table-cell>
          <table:table-cell table:style-name="ce3" table:formula="of:=[.H14]*50" office:value-type="float" office:value="150">
            <text:p>150</text:p>
          </table:table-cell>
          <table:table-cell table:style-name="ce2" office:value-type="string">
            <text:p><text:span text:style-name="T1"><text:a xlink:href="http://ca.mouser.com/Search/ProductDetail.aspx?R=CD214A-B240LFvirtualkey65210000virtualkey652-CD214A-B240LF">652-CD214A-B240LF</text:a></text:span></text:p>
          </table:table-cell>
          <table:table-cell office:value-type="currency" office:currency="CAD" office:value="0.175">
            <text:p>$0.1750</text:p>
          </table:table-cell>
          <table:table-cell table:style-name="ce11" table:formula="of:=[.K14]*[.H14]" office:value-type="currency" office:value="0.525">
            <text:p>$0.525</text:p>
          </table:table-cell>
          <table:table-cell table:style-name="ce13" table:formula="of:=[.K14]*[.I14]" office:value-type="currency" office:currency="CAD" office:value="26.25">
            <text:p>$26.25</text:p>
          </table:table-cell>
          <table:table-cell office:value-type="float" office:value="50">
            <text:p>50</text:p>
          </table:table-cell>
          <table:table-cell table:formula="of:=[.N14]*[.K14]" office:value-type="currency" office:currency="CAD" office:value="8.75">
            <text:p>$8.75</text:p>
          </table:table-cell>
          <table:table-cell table:number-columns-repeated="1009"/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string">
            <text:p><text:span text:style-name="T1"><text:a xlink:href="http://ca.mouser.com/Search/ProductDetail.aspx?R=1206L012WRvirtualkey57610000virtualkey576-1206L012WR">576-1206L012WR</text:a></text:span></text:p>
          </table:table-cell>
          <table:table-cell office:value-type="string">
            <text:p>F1</text:p>
          </table:table-cell>
          <table:table-cell table:style-name="ce7" office:value-type="string">
            <text:p>MICROSMD010F-2 PTCSMD <text:s text:c="12"/>PTC-1206 <text:s text:c="11"/>Resettable Fuse PTC <text:s text:c="41"/></text:p>
          </table:table-cell>
          <table:table-cell table:style-name="ce3" office:value-type="string">
            <text:p>PTC .3A</text:p>
          </table:table-cell>
          <table:table-cell table:style-name="ce3" office:value-type="string">
            <text:p>PTC-1206</text:p>
          </table:table-cell>
          <table:table-cell table:style-name="ce3" office:value-type="string">
            <text:p>SparkFun</text:p>
          </table:table-cell>
          <table:table-cell table:formula="of:=[.A15]" office:value-type="float" office:value="1">
            <text:p>1</text:p>
          </table:table-cell>
          <table:table-cell table:style-name="ce3" table:formula="of:=[.H15]*50" office:value-type="float" office:value="50">
            <text:p>50</text:p>
          </table:table-cell>
          <table:table-cell table:style-name="ce2" office:value-type="string">
            <text:p><text:span text:style-name="T1"><text:a xlink:href="http://ca.mouser.com/Search/ProductDetail.aspx?R=1206L012WRvirtualkey57610000virtualkey576-1206L012WR">576-1206L012WR</text:a></text:span></text:p>
          </table:table-cell>
          <table:table-cell table:style-name="ce10" office:value-type="currency" office:currency="CAD" office:value="0.295">
            <text:p>$0.2950</text:p>
          </table:table-cell>
          <table:table-cell table:style-name="ce11" table:formula="of:=[.K15]*[.H15]" office:value-type="currency" office:value="0.295">
            <text:p>$0.295</text:p>
          </table:table-cell>
          <table:table-cell table:style-name="ce13" table:formula="of:=[.K15]*[.I15]" office:value-type="currency" office:currency="CAD" office:value="14.75">
            <text:p>$14.75</text:p>
          </table:table-cell>
          <table:table-cell office:value-type="float" office:value="50">
            <text:p>50</text:p>
          </table:table-cell>
          <table:table-cell table:formula="of:=[.N15]*[.K15]" office:value-type="currency" office:currency="CAD" office:value="14.75">
            <text:p>$14.75</text:p>
          </table:table-cell>
          <table:table-cell table:number-columns-repeated="1009"/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string">
            <text:p><text:span text:style-name="T1"><text:a xlink:href="http://ca.mouser.com/Search/ProductDetail.aspx?R=1206L025YRvirtualkey57610000virtualkey576-1206L025YR">576-1206L025YR</text:a></text:span></text:p>
          </table:table-cell>
          <table:table-cell office:value-type="string">
            <text:p>F10</text:p>
          </table:table-cell>
          <table:table-cell table:style-name="ce7" office:value-type="string">
            <text:p>MICROSMD010F-2 PTCSMD <text:s text:c="12"/>PTC-1206 <text:s text:c="11"/>Resettable Fuse PTC <text:s text:c="41"/></text:p>
          </table:table-cell>
          <table:table-cell table:style-name="ce3" office:value-type="string">
            <text:p>PTC .5A</text:p>
          </table:table-cell>
          <table:table-cell table:style-name="ce3" office:value-type="string">
            <text:p>PTC-1206</text:p>
          </table:table-cell>
          <table:table-cell table:style-name="ce3" office:value-type="string">
            <text:p>SparkFun</text:p>
          </table:table-cell>
          <table:table-cell table:formula="of:=[.A16]" office:value-type="float" office:value="1">
            <text:p>1</text:p>
          </table:table-cell>
          <table:table-cell table:style-name="ce3" table:formula="of:=[.H16]*50" office:value-type="float" office:value="50">
            <text:p>50</text:p>
          </table:table-cell>
          <table:table-cell table:style-name="ce2" office:value-type="string">
            <text:p><text:span text:style-name="T1"><text:a xlink:href="http://ca.mouser.com/Search/ProductDetail.aspx?R=1206L025YRvirtualkey57610000virtualkey576-1206L025YR">576-1206L025YR</text:a></text:span></text:p>
          </table:table-cell>
          <table:table-cell table:style-name="ce10" office:value-type="currency" office:currency="CAD" office:value="0.295">
            <text:p>$0.2950</text:p>
          </table:table-cell>
          <table:table-cell table:style-name="ce11" table:formula="of:=[.K16]*[.H16]" office:value-type="currency" office:value="0.295">
            <text:p>$0.295</text:p>
          </table:table-cell>
          <table:table-cell table:style-name="ce13" table:formula="of:=[.K16]*[.I16]" office:value-type="currency" office:currency="CAD" office:value="14.75">
            <text:p>$14.75</text:p>
          </table:table-cell>
          <table:table-cell office:value-type="float" office:value="50">
            <text:p>50</text:p>
          </table:table-cell>
          <table:table-cell table:formula="of:=[.N16]*[.K16]" office:value-type="currency" office:currency="CAD" office:value="14.75">
            <text:p>$14.75</text:p>
          </table:table-cell>
          <table:table-cell table:number-columns-repeated="1009"/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string">
            <text:p><text:span text:style-name="T1"><text:a xlink:href="http://ca.mouser.com/Search/ProductDetail.aspx?R=AT90CAN128-16AUvirtualkey55650000virtualkey556-A90CAN128-16AU">556-A90CAN128-16AU</text:a></text:span></text:p>
          </table:table-cell>
          <table:table-cell office:value-type="string">
            <text:p>IC1</text:p>
          </table:table-cell>
          <table:table-cell table:style-name="ce7" office:value-type="string">
            <text:p>AT90CAN128 <text:s text:c="4"/>AT90CAN128 <text:s text:c="8"/>TQFP64 <text:s text:c="74"/></text:p>
          </table:table-cell>
          <table:table-cell table:number-columns-repeated="3"/>
          <table:table-cell table:formula="of:=[.A17]" office:value-type="float" office:value="1">
            <text:p>1</text:p>
          </table:table-cell>
          <table:table-cell table:style-name="ce3" table:formula="of:=[.H17]*50" office:value-type="float" office:value="50">
            <text:p>50</text:p>
          </table:table-cell>
          <table:table-cell table:style-name="ce2" office:value-type="string">
            <text:p><text:span text:style-name="T1"><text:a xlink:href="http://ca.mouser.com/Search/ProductDetail.aspx?R=AT90CAN128-16AUvirtualkey55650000virtualkey556-A90CAN128-16AU">556-A90CAN128-16AU</text:a></text:span></text:p>
          </table:table-cell>
          <table:table-cell office:value-type="currency" office:currency="CAD" office:value="7.59">
            <text:p>$7.5900</text:p>
          </table:table-cell>
          <table:table-cell table:style-name="ce11" table:formula="of:=[.K17]*[.H17]" office:value-type="currency" office:value="7.59">
            <text:p>$7.590</text:p>
          </table:table-cell>
          <table:table-cell table:style-name="ce13" table:formula="of:=[.K17]*[.I17]" office:value-type="currency" office:currency="CAD" office:value="379.5">
            <text:p>$379.50</text:p>
          </table:table-cell>
          <table:table-cell office:value-type="float" office:value="50">
            <text:p>50</text:p>
          </table:table-cell>
          <table:table-cell table:formula="of:=[.N17]*[.K17]" office:value-type="currency" office:currency="CAD" office:value="379.5">
            <text:p>$379.50</text:p>
          </table:table-cell>
          <table:table-cell table:number-columns-repeated="1009"/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string">
            <text:p><text:span text:style-name="T1"><text:a xlink:href="http://ca.mouser.com/Search/ProductDetail.aspx?R=MCP2551-I%2fSNvirtualkey57940000virtualkey579-MCP2551-I%2fSN">579-MCP2551-I/SN</text:a></text:span></text:p>
          </table:table-cell>
          <table:table-cell office:value-type="string">
            <text:p>IC2</text:p>
          </table:table-cell>
          <table:table-cell table:style-name="ce7" office:value-type="string">
            <text:p>MCP2551SO8 <text:s text:c="4"/>MCP2551SO8 <text:s text:c="8"/>SO08 <text:s text:c="15"/>CAN Tranceiver Microchip <text:s text:c="36"/></text:p>
          </table:table-cell>
          <table:table-cell table:number-columns-repeated="3"/>
          <table:table-cell table:formula="of:=[.A18]" office:value-type="float" office:value="1">
            <text:p>1</text:p>
          </table:table-cell>
          <table:table-cell table:style-name="ce3" table:formula="of:=[.H18]*50" office:value-type="float" office:value="50">
            <text:p>50</text:p>
          </table:table-cell>
          <table:table-cell table:style-name="ce2" office:value-type="string">
            <text:p><text:span text:style-name="T1"><text:a xlink:href="http://ca.mouser.com/Search/ProductDetail.aspx?R=MCP2551-I%2fSNvirtualkey57940000virtualkey579-MCP2551-I%2fSN">579-MCP2551-I/SN</text:a></text:span></text:p>
          </table:table-cell>
          <table:table-cell office:value-type="currency" office:currency="CAD" office:value="0.928">
            <text:p>$0.9280</text:p>
          </table:table-cell>
          <table:table-cell table:style-name="ce11" table:formula="of:=[.K18]*[.H18]" office:value-type="currency" office:value="0.928">
            <text:p>$0.928</text:p>
          </table:table-cell>
          <table:table-cell table:style-name="ce13" table:formula="of:=[.K18]*[.I18]" office:value-type="currency" office:currency="CAD" office:value="46.4">
            <text:p>$46.40</text:p>
          </table:table-cell>
          <table:table-cell office:value-type="float" office:value="50">
            <text:p>50</text:p>
          </table:table-cell>
          <table:table-cell table:formula="of:=[.N18]*[.K18]" office:value-type="currency" office:currency="CAD" office:value="46.4">
            <text:p>$46.40</text:p>
          </table:table-cell>
          <table:table-cell table:number-columns-repeated="1009"/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string">
            <text:p><text:span text:style-name="T1"><text:a xlink:href="http://ca.mouser.com/Search/ProductDetail.aspx?R=NUP2105LT1Gvirtualkey58410000virtualkey863-NUP2105LT1G">863-NUP2105LT1G</text:a></text:span></text:p>
          </table:table-cell>
          <table:table-cell office:value-type="string">
            <text:p>IC3</text:p>
          </table:table-cell>
          <table:table-cell table:style-name="ce7" office:value-type="string">
            <text:p>NUP2105L <text:s text:c="6"/>NUP2105L <text:s text:c="10"/>SOT-23 <text:s text:c="74"/></text:p>
          </table:table-cell>
          <table:table-cell table:number-columns-repeated="3"/>
          <table:table-cell table:formula="of:=[.A19]" office:value-type="float" office:value="1">
            <text:p>1</text:p>
          </table:table-cell>
          <table:table-cell table:style-name="ce3" table:formula="of:=[.H19]*50" office:value-type="float" office:value="50">
            <text:p>50</text:p>
          </table:table-cell>
          <table:table-cell table:style-name="ce2" office:value-type="string">
            <text:p><text:span text:style-name="T1"><text:a xlink:href="http://ca.mouser.com/Search/ProductDetail.aspx?R=NUP2105LT1Gvirtualkey58410000virtualkey863-NUP2105LT1G">863-NUP2105LT1G</text:a></text:span></text:p>
          </table:table-cell>
          <table:table-cell office:value-type="currency" office:currency="CAD" office:value="0.371">
            <text:p>$0.3710</text:p>
          </table:table-cell>
          <table:table-cell table:style-name="ce11" table:formula="of:=[.K19]*[.H19]" office:value-type="currency" office:value="0.371">
            <text:p>$0.371</text:p>
          </table:table-cell>
          <table:table-cell table:style-name="ce13" table:formula="of:=[.K19]*[.I19]" office:value-type="currency" office:currency="CAD" office:value="18.55">
            <text:p>$18.55</text:p>
          </table:table-cell>
          <table:table-cell office:value-type="float" office:value="50">
            <text:p>50</text:p>
          </table:table-cell>
          <table:table-cell office:value-type="currency" office:currency="CAD" office:value="0">
            <text:p>$0.00</text:p>
          </table:table-cell>
          <table:table-cell office:value-type="string">
            <text:p>Note: different source</text:p>
          </table:table-cell>
          <table:table-cell table:number-columns-repeated="1008"/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string">
            <text:p><text:span text:style-name="T1"><text:a xlink:href="http://ca.mouser.com/Search/ProductDetail.aspx?R=LD1117DT50CTRvirtualkey51120000virtualkey511-LD1117DT50C-TR">511-LD1117DT50C-TR</text:a></text:span></text:p>
          </table:table-cell>
          <table:table-cell office:value-type="string">
            <text:p>IC5</text:p>
          </table:table-cell>
          <table:table-cell table:style-name="ce7" office:value-type="string">
            <text:p>LD117ADT50TR <text:s text:c="2"/>LD117ADT50TR <text:s text:c="6"/>DPACK <text:s text:c="14"/>Low drop fixed and adjustable positive voltage regulators 1 A</text:p>
          </table:table-cell>
          <table:table-cell table:number-columns-repeated="3"/>
          <table:table-cell table:formula="of:=[.A20]" office:value-type="float" office:value="1">
            <text:p>1</text:p>
          </table:table-cell>
          <table:table-cell table:style-name="ce3" table:formula="of:=[.H20]*50" office:value-type="float" office:value="50">
            <text:p>50</text:p>
          </table:table-cell>
          <table:table-cell table:style-name="ce2" office:value-type="string">
            <text:p><text:span text:style-name="T1"><text:a xlink:href="http://ca.mouser.com/Search/ProductDetail.aspx?R=LD1117DT50CTRvirtualkey51120000virtualkey511-LD1117DT50C-TR">511-LD1117DT50C-TR</text:a></text:span></text:p>
          </table:table-cell>
          <table:table-cell office:value-type="currency" office:currency="CAD" office:value="0.543">
            <text:p>$0.5430</text:p>
          </table:table-cell>
          <table:table-cell table:style-name="ce11" table:formula="of:=[.K20]*[.H20]" office:value-type="currency" office:value="0.543">
            <text:p>$0.543</text:p>
          </table:table-cell>
          <table:table-cell table:style-name="ce13" table:formula="of:=[.K20]*[.I20]" office:value-type="currency" office:currency="CAD" office:value="27.15">
            <text:p>$27.15</text:p>
          </table:table-cell>
          <table:table-cell office:value-type="float" office:value="50">
            <text:p>50</text:p>
          </table:table-cell>
          <table:table-cell table:formula="of:=[.N20]*[.K20]" office:value-type="currency" office:currency="CAD" office:value="27.15">
            <text:p>$27.15</text:p>
          </table:table-cell>
          <table:table-cell table:number-columns-repeated="1009"/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string">
            <text:p><text:span text:style-name="T1"><text:a xlink:href="http://ca.mouser.com/Search/ProductDetail.aspx?R=KLDX-0202-Avirtualkey51700000virtualkey806-KLDX-0202-A">806-KLDX-0202-A</text:a></text:span></text:p>
          </table:table-cell>
          <table:table-cell office:value-type="string">
            <text:p>J1</text:p>
          </table:table-cell>
          <table:table-cell table:style-name="ce7" office:value-type="string">
            <text:p>POWER_JACKPTH <text:s/>POWER_JACKPTH <text:s text:c="5"/>POWER_JACK_PTH <text:s text:c="5"/>Power Jack <text:s text:c="50"/></text:p>
          </table:table-cell>
          <table:table-cell table:number-columns-repeated="3"/>
          <table:table-cell table:formula="of:=[.A21]" office:value-type="float" office:value="1">
            <text:p>1</text:p>
          </table:table-cell>
          <table:table-cell table:style-name="ce3" table:formula="of:=[.H21]*50" office:value-type="float" office:value="50">
            <text:p>50</text:p>
          </table:table-cell>
          <table:table-cell table:style-name="ce2" office:value-type="string">
            <text:p><text:span text:style-name="T1"><text:a xlink:href="http://ca.mouser.com/Search/ProductDetail.aspx?R=KLDX-0202-Avirtualkey51700000virtualkey806-KLDX-0202-A">806-KLDX-0202-A</text:a></text:span></text:p>
          </table:table-cell>
          <table:table-cell office:value-type="currency" office:currency="CAD" office:value="0.663">
            <text:p>$0.6630</text:p>
          </table:table-cell>
          <table:table-cell table:style-name="ce11" table:formula="of:=[.K21]*[.H21]" office:value-type="currency" office:value="0.663">
            <text:p>$0.663</text:p>
          </table:table-cell>
          <table:table-cell table:style-name="ce13" table:formula="of:=[.K21]*[.I21]" office:value-type="currency" office:currency="CAD" office:value="33.15">
            <text:p>$33.15</text:p>
          </table:table-cell>
          <table:table-cell office:value-type="float" office:value="50">
            <text:p>50</text:p>
          </table:table-cell>
          <table:table-cell table:formula="of:=[.N21]*[.K21]" office:value-type="currency" office:currency="CAD" office:value="33.15">
            <text:p>$33.15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t fitted</text:p>
          </table:table-cell>
          <table:table-cell office:value-type="string">
            <text:p>JP1,3</text:p>
          </table:table-cell>
          <table:table-cell table:style-name="ce7" office:value-type="string">
            <text:p>OUTPUTS <text:s text:c="7"/>PINHD-1X10 <text:s text:c="8"/>1X10 <text:s text:c="15"/>PIN HEADER <text:s text:c="50"/></text:p>
          </table:table-cell>
          <table:table-cell table:number-columns-repeated="3"/>
          <table:table-cell table:formula="of:=[.A22]" office:value-type="float" office:value="0">
            <text:p>0</text:p>
          </table:table-cell>
          <table:table-cell table:style-name="ce3" table:formula="of:=[.H22]*50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formula="of:=[.N22]*[.K22]" office:value-type="currency" office:currency="CAD" office:value="0">
            <text:p>$0.00</text:p>
          </table:table-cell>
          <table:table-cell table:number-columns-repeated="1009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Not fitted</text:p>
          </table:table-cell>
          <table:table-cell office:value-type="string">
            <text:p>JP2</text:p>
          </table:table-cell>
          <table:table-cell table:style-name="ce7" office:value-type="string">
            <text:p>OptionHdr <text:s text:c="5"/>PINHD-1X2 <text:s text:c="9"/>1X02 <text:s text:c="15"/>PIN HEADER <text:s text:c="50"/></text:p>
          </table:table-cell>
          <table:table-cell table:number-columns-repeated="3"/>
          <table:table-cell table:formula="of:=[.A23]" office:value-type="float" office:value="0">
            <text:p>0</text:p>
          </table:table-cell>
          <table:table-cell table:style-name="ce3" table:formula="of:=[.H23]*50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formula="of:=[.N23]*[.K23]" office:value-type="currency" office:currency="CAD" office:value="0">
            <text:p>$0.00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t fitted</text:p>
          </table:table-cell>
          <table:table-cell office:value-type="string">
            <text:p>JP5</text:p>
          </table:table-cell>
          <table:table-cell table:style-name="ce7" office:value-type="string">
            <text:p>Serial <text:s text:c="8"/>PINHD-1X6 <text:s text:c="9"/>1X06 <text:s text:c="15"/>PIN HEADER <text:s text:c="50"/></text:p>
          </table:table-cell>
          <table:table-cell table:number-columns-repeated="3"/>
          <table:table-cell table:formula="of:=[.A24]" office:value-type="float" office:value="0">
            <text:p>0</text:p>
          </table:table-cell>
          <table:table-cell table:style-name="ce3" table:formula="of:=[.H24]*50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formula="of:=[.N24]*[.K24]" office:value-type="currency" office:currency="CAD" office:value="0">
            <text:p>$0.00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t fitted</text:p>
          </table:table-cell>
          <table:table-cell office:value-type="string">
            <text:p>JP4,6,7,12</text:p>
          </table:table-cell>
          <table:table-cell table:style-name="ce7" office:value-type="string">
            <text:p>Ports <text:s text:c="9"/>2X5_HEADERSHROUDED 2X5_SHROUD <text:s text:c="70"/></text:p>
          </table:table-cell>
          <table:table-cell table:number-columns-repeated="3"/>
          <table:table-cell table:formula="of:=[.A25]" office:value-type="float" office:value="0">
            <text:p>0</text:p>
          </table:table-cell>
          <table:table-cell table:style-name="ce3" table:formula="of:=[.H25]*50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formula="of:=[.N25]*[.K25]" office:value-type="currency" office:currency="CAD" office:value="0">
            <text:p>$0.00</text:p>
          </table:table-cell>
          <table:table-cell table:number-columns-repeated="1009"/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string">
            <text:p><text:span text:style-name="T1"><text:a xlink:href="http://ca.mouser.com/Search/ProductDetail.aspx?R=67996-104HLFvirtualkey64910000virtualkey649-67996-104HLF">649-67996-104HLF</text:a></text:span></text:p>
          </table:table-cell>
          <table:table-cell office:value-type="string">
            <text:p>JP8</text:p>
          </table:table-cell>
          <table:table-cell table:style-name="ce7" office:value-type="string">
            <text:p>CAN Terminaton PINHD-2x2 <text:s text:c="9"/>2x02 <text:s text:c="15"/>PIN HEADER</text:p>
          </table:table-cell>
          <table:table-cell table:number-columns-repeated="2" office:value-type="string">
            <text:p>Jumper-2x2</text:p>
          </table:table-cell>
          <table:table-cell office:value-type="string">
            <text:p>2x02</text:p>
          </table:table-cell>
          <table:table-cell table:formula="of:=[.A26]" office:value-type="float" office:value="1">
            <text:p>1</text:p>
          </table:table-cell>
          <table:table-cell table:style-name="ce3" table:formula="of:=[.H26]*50" office:value-type="float" office:value="50">
            <text:p>50</text:p>
          </table:table-cell>
          <table:table-cell table:style-name="ce2" office:value-type="string">
            <text:p><text:span text:style-name="T1"><text:a xlink:href="http://ca.mouser.com/Search/ProductDetail.aspx?R=67996-104HLFvirtualkey64910000virtualkey649-67996-104HLF">649-67996-104HLF</text:a></text:span></text:p>
          </table:table-cell>
          <table:table-cell office:value-type="currency" office:currency="CAD" office:value="0.153">
            <text:p>$0.1530</text:p>
          </table:table-cell>
          <table:table-cell table:style-name="ce11" table:formula="of:=[.K26]*[.H26]" office:value-type="currency" office:value="0.153">
            <text:p>$0.153</text:p>
          </table:table-cell>
          <table:table-cell table:style-name="ce13" table:formula="of:=[.K26]*[.I26]" office:value-type="currency" office:currency="CAD" office:value="7.65">
            <text:p>$7.65</text:p>
          </table:table-cell>
          <table:table-cell/>
          <table:table-cell table:formula="of:=[.N26]*[.K26]" office:value-type="currency" office:currency="CAD" office:value="0">
            <text:p>$0.00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t fitted</text:p>
          </table:table-cell>
          <table:table-cell office:value-type="string">
            <text:p>JP9</text:p>
          </table:table-cell>
          <table:table-cell table:style-name="ce7" office:value-type="string">
            <text:p>ICSP <text:s text:c="10"/>PINHD-2X3 <text:s text:c="9"/>2X03 <text:s text:c="15"/>PIN HEADER <text:s text:c="50"/></text:p>
          </table:table-cell>
          <table:table-cell table:number-columns-repeated="3"/>
          <table:table-cell table:formula="of:=[.A27]" office:value-type="float" office:value="0">
            <text:p>0</text:p>
          </table:table-cell>
          <table:table-cell table:style-name="ce3" table:formula="of:=[.H27]*50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formula="of:=[.N27]*[.K27]" office:value-type="currency" office:currency="CAD" office:value="0">
            <text:p>$0.00</text:p>
          </table:table-cell>
          <table:table-cell table:number-columns-repeated="1009"/>
        </table:table-row>
        <table:table-row table:style-name="ro3">
          <table:table-cell office:value-type="float" office:value="2">
            <text:p>2</text:p>
          </table:table-cell>
          <table:table-cell table:style-name="ce2" office:value-type="string">
            <text:p><text:span text:style-name="T1"><text:a xlink:href="http://ca.mouser.com/Search/ProductDetail.aspx?R=5-146278-3virtualkey57100000virtualkey571-5-146278-3">571-5-146278-3</text:a></text:span></text:p>
          </table:table-cell>
          <table:table-cell office:value-type="string">
            <text:p>JP10,13</text:p>
          </table:table-cell>
          <table:table-cell table:style-name="ce7" office:value-type="string">
            <text:p>Pwr Selectors <text:s/>PINHD-1X3 <text:s text:c="9"/>1X03 <text:s text:c="15"/>PIN HEADER <text:s text:c="50"/></text:p>
          </table:table-cell>
          <table:table-cell table:style-name="ce3" office:value-type="string">
            <text:p>JUMPER-3PTH</text:p>
          </table:table-cell>
          <table:table-cell table:style-name="ce3" office:value-type="string">
            <text:p>JUMPER-3PTH</text:p>
          </table:table-cell>
          <table:table-cell table:style-name="ce3" office:value-type="string">
            <text:p>1X03</text:p>
          </table:table-cell>
          <table:table-cell table:formula="of:=[.A28]" office:value-type="float" office:value="2">
            <text:p>2</text:p>
          </table:table-cell>
          <table:table-cell table:style-name="ce3" table:formula="of:=[.H28]*50" office:value-type="float" office:value="100">
            <text:p>100</text:p>
          </table:table-cell>
          <table:table-cell table:style-name="ce2" office:value-type="string">
            <text:p><text:span text:style-name="T1"><text:a xlink:href="http://ca.mouser.com/Search/ProductDetail.aspx?R=5-146278-3virtualkey57100000virtualkey571-5-146278-3">571-5-146278-3</text:a></text:span></text:p>
          </table:table-cell>
          <table:table-cell table:style-name="ce10" office:value-type="currency" office:currency="CAD" office:value="0.151">
            <text:p>$0.1510</text:p>
          </table:table-cell>
          <table:table-cell table:style-name="ce11" table:formula="of:=[.K28]*[.H28]" office:value-type="currency" office:value="0.302">
            <text:p>$0.302</text:p>
          </table:table-cell>
          <table:table-cell table:style-name="ce13" table:formula="of:=[.K28]*[.I28]" office:value-type="currency" office:currency="CAD" office:value="15.1">
            <text:p>$15.10</text:p>
          </table:table-cell>
          <table:table-cell office:value-type="float" office:value="100">
            <text:p>100</text:p>
          </table:table-cell>
          <table:table-cell table:formula="of:=[.N28]*[.K28]" office:value-type="currency" office:currency="CAD" office:value="15.1">
            <text:p>$15.10</text:p>
          </table:table-cell>
          <table:table-cell table:number-columns-repeated="1009"/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string">
            <text:p><text:span text:style-name="T1"><text:a xlink:href="http://ca.mouser.com/Search/ProductDetail.aspx?R=CS321613-100Kvirtualkey65210000virtualkey652-CS321613-100K">652-CS321613-100K</text:a></text:span></text:p>
          </table:table-cell>
          <table:table-cell office:value-type="string">
            <text:p>L1</text:p>
          </table:table-cell>
          <table:table-cell table:style-name="ce7" office:value-type="string">
            <text:p>CS321613-100K <text:s/>L-USL3216C <text:s text:c="8"/>L3216C <text:s text:c="13"/>INDUCTOR, American symbol <text:s text:c="35"/></text:p>
          </table:table-cell>
          <table:table-cell table:number-columns-repeated="3"/>
          <table:table-cell table:formula="of:=[.A29]" office:value-type="float" office:value="1">
            <text:p>1</text:p>
          </table:table-cell>
          <table:table-cell table:style-name="ce3" table:formula="of:=[.H29]*50" office:value-type="float" office:value="50">
            <text:p>50</text:p>
          </table:table-cell>
          <table:table-cell table:style-name="ce2" office:value-type="string">
            <text:p><text:span text:style-name="T1"><text:a xlink:href="http://ca.mouser.com/Search/ProductDetail.aspx?R=CS321613-100Kvirtualkey65210000virtualkey652-CS321613-100K">652-CS321613-100K</text:a></text:span></text:p>
          </table:table-cell>
          <table:table-cell office:value-type="currency" office:currency="CAD" office:value="0.076">
            <text:p>$0.0760</text:p>
          </table:table-cell>
          <table:table-cell table:style-name="ce11" table:formula="of:=[.K29]*[.H29]" office:value-type="currency" office:value="0.076">
            <text:p>$0.076</text:p>
          </table:table-cell>
          <table:table-cell table:style-name="ce13" table:formula="of:=[.K29]*[.I29]" office:value-type="currency" office:currency="CAD" office:value="3.8">
            <text:p>$3.80</text:p>
          </table:table-cell>
          <table:table-cell office:value-type="float" office:value="50">
            <text:p>50</text:p>
          </table:table-cell>
          <table:table-cell table:formula="of:=[.N29]*[.K29]" office:value-type="currency" office:currency="CAD" office:value="3.8">
            <text:p>$3.80</text:p>
          </table:table-cell>
          <table:table-cell table:number-columns-repeated="1009"/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string">
            <text:p><text:span text:style-name="T1"><text:a xlink:href="http://ca.mouser.com/Search/ProductDetail.aspx?R=EL-17-21%2fBHC-AN1P2%2f3Tvirtualkey63810000virtualkey638-172BHC-AN1P23T">638-172BHC-AN1P23T</text:a></text:span></text:p>
          </table:table-cell>
          <table:table-cell office:value-type="string">
            <text:p>LED4</text:p>
          </table:table-cell>
          <table:table-cell table:style-name="ce7" office:value-type="string">
            <text:p>BLUE <text:s text:c="10"/>LEDCHIPLED_1206 <text:s text:c="3"/>CHIPLED_1206 <text:s text:c="7"/>LED <text:s text:c="57"/></text:p>
          </table:table-cell>
          <table:table-cell table:number-columns-repeated="3"/>
          <table:table-cell table:formula="of:=[.A30]" office:value-type="float" office:value="1">
            <text:p>1</text:p>
          </table:table-cell>
          <table:table-cell table:style-name="ce3" table:formula="of:=[.H30]*50" office:value-type="float" office:value="50">
            <text:p>50</text:p>
          </table:table-cell>
          <table:table-cell table:style-name="ce2" office:value-type="string">
            <text:p><text:span text:style-name="T1"><text:a xlink:href="http://ca.mouser.com/Search/ProductDetail.aspx?R=EL-17-21%2fBHC-AN1P2%2f3Tvirtualkey63810000virtualkey638-172BHC-AN1P23T">638-172BHC-AN1P23T</text:a></text:span></text:p>
          </table:table-cell>
          <table:table-cell office:value-type="currency" office:currency="CAD" office:value="0.131">
            <text:p>$0.1310</text:p>
          </table:table-cell>
          <table:table-cell table:style-name="ce11" table:formula="of:=[.K30]*[.H30]" office:value-type="currency" office:value="0.131">
            <text:p>$0.131</text:p>
          </table:table-cell>
          <table:table-cell table:style-name="ce13" table:formula="of:=[.K30]*[.I30]" office:value-type="currency" office:currency="CAD" office:value="6.55">
            <text:p>$6.55</text:p>
          </table:table-cell>
          <table:table-cell office:value-type="float" office:value="100">
            <text:p>100</text:p>
          </table:table-cell>
          <table:table-cell table:formula="of:=[.N30]*[.K30]" office:value-type="currency" office:currency="CAD" office:value="13.1">
            <text:p>$13.10</text:p>
          </table:table-cell>
          <table:table-cell table:number-columns-repeated="1009"/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string">
            <text:p><text:span text:style-name="T1"><text:a xlink:href="http://ca.mouser.com/Search/ProductDetail.aspx?R=LTST-S220KFKTvirtualkey57820000virtualkey859-LTST-S220KFKT">859-LTST-S220KFKT</text:a></text:span></text:p>
          </table:table-cell>
          <table:table-cell office:value-type="string">
            <text:p>LED5</text:p>
          </table:table-cell>
          <table:table-cell table:style-name="ce7" office:value-type="string">
            <text:p>GOLD <text:s text:c="10"/>LEDCHIPLED_1206 <text:s text:c="3"/>CHIPLED_1206 <text:s text:c="7"/>LED <text:s text:c="57"/></text:p>
          </table:table-cell>
          <table:table-cell table:number-columns-repeated="3"/>
          <table:table-cell table:formula="of:=[.A31]" office:value-type="float" office:value="1">
            <text:p>1</text:p>
          </table:table-cell>
          <table:table-cell table:style-name="ce3" table:formula="of:=[.H31]*50" office:value-type="float" office:value="50">
            <text:p>50</text:p>
          </table:table-cell>
          <table:table-cell table:style-name="ce2" office:value-type="string">
            <text:p><text:span text:style-name="T1"><text:a xlink:href="http://ca.mouser.com/Search/ProductDetail.aspx?R=LTST-S220KFKTvirtualkey57820000virtualkey859-LTST-S220KFKT">859-LTST-S220KFKT</text:a></text:span></text:p>
          </table:table-cell>
          <table:table-cell office:value-type="currency" office:currency="CAD" office:value="0.081">
            <text:p>$0.0810</text:p>
          </table:table-cell>
          <table:table-cell table:style-name="ce11" table:formula="of:=[.K31]*[.H31]" office:value-type="currency" office:value="0.081">
            <text:p>$0.081</text:p>
          </table:table-cell>
          <table:table-cell table:style-name="ce13" table:formula="of:=[.K31]*[.I31]" office:value-type="currency" office:currency="CAD" office:value="4.05">
            <text:p>$4.05</text:p>
          </table:table-cell>
          <table:table-cell office:value-type="float" office:value="100">
            <text:p>100</text:p>
          </table:table-cell>
          <table:table-cell table:formula="of:=[.N31]*[.K31]" office:value-type="currency" office:currency="CAD" office:value="8.1">
            <text:p>$8.10</text:p>
          </table:table-cell>
          <table:table-cell table:number-columns-repeated="1009"/>
        </table:table-row>
        <table:table-row table:style-name="ro3">
          <table:table-cell office:value-type="float" office:value="9">
            <text:p>9</text:p>
          </table:table-cell>
          <table:table-cell table:style-name="ce2" office:value-type="string">
            <text:p><text:span text:style-name="T1"><text:a xlink:href="http://ca.mouser.com/Search/ProductDetail.aspx?R=598-8170-107Fvirtualkey64500000virtualkey645-598-8170-107F">645-598-8170-107F</text:a></text:span></text:p>
          </table:table-cell>
          <table:table-cell office:value-type="string">
            <text:p>LED1,2,3,6,7,8,9,10,11</text:p>
          </table:table-cell>
          <table:table-cell table:style-name="ce7" office:value-type="string">
            <text:p>POWER <text:s text:c="9"/>LEDCHIPLED_1206 <text:s text:c="3"/>CHIPLED_1206 <text:s text:c="7"/>LED <text:s text:c="57"/></text:p>
          </table:table-cell>
          <table:table-cell table:number-columns-repeated="3"/>
          <table:table-cell table:formula="of:=[.A32]" office:value-type="float" office:value="9">
            <text:p>9</text:p>
          </table:table-cell>
          <table:table-cell table:style-name="ce3" table:formula="of:=[.H32]*50" office:value-type="float" office:value="450">
            <text:p>450</text:p>
          </table:table-cell>
          <table:table-cell table:style-name="ce2" office:value-type="string">
            <text:p><text:span text:style-name="T1"><text:a xlink:href="http://ca.mouser.com/Search/ProductDetail.aspx?R=598-8170-107Fvirtualkey64500000virtualkey645-598-8170-107F">645-598-8170-107F</text:a></text:span></text:p>
          </table:table-cell>
          <table:table-cell office:value-type="currency" office:currency="CAD" office:value="0.049">
            <text:p>$0.0490</text:p>
          </table:table-cell>
          <table:table-cell table:style-name="ce11" table:formula="of:=[.K32]*[.H32]" office:value-type="currency" office:value="0.441">
            <text:p>$0.441</text:p>
          </table:table-cell>
          <table:table-cell table:style-name="ce13" table:formula="of:=[.K32]*[.I32]" office:value-type="currency" office:currency="CAD" office:value="22.05">
            <text:p>$22.05</text:p>
          </table:table-cell>
          <table:table-cell office:value-type="float" office:value="500">
            <text:p>500</text:p>
          </table:table-cell>
          <table:table-cell table:formula="of:=[.N32]*[.K32]" office:value-type="currency" office:currency="CAD" office:value="24.5">
            <text:p>$24.50</text:p>
          </table:table-cell>
          <table:table-cell table:number-columns-repeated="1009"/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string">
            <text:p><text:span text:style-name="T1"><text:a xlink:href="http://ca.mouser.com/Search/ProductDetail.aspx?R=9B-16.000MAAJ-Bvirtualkey57230000virtualkey717-9B-16.000MAAJ-B">717-9B-16.000MAAJ-B</text:a></text:span></text:p>
          </table:table-cell>
          <table:table-cell office:value-type="string">
            <text:p>Q1</text:p>
          </table:table-cell>
          <table:table-cell table:style-name="ce7" office:value-type="string">
            <text:p>56P2859 <text:s text:c="7"/>CRYSTALHC49S <text:s text:c="6"/>HC49/S <text:s text:c="13"/>CRYSTAL <text:s text:c="53"/></text:p>
          </table:table-cell>
          <table:table-cell table:number-columns-repeated="3"/>
          <table:table-cell table:formula="of:=[.A33]" office:value-type="float" office:value="1">
            <text:p>1</text:p>
          </table:table-cell>
          <table:table-cell table:style-name="ce3" table:formula="of:=[.H33]*50" office:value-type="float" office:value="50">
            <text:p>50</text:p>
          </table:table-cell>
          <table:table-cell table:style-name="ce2" office:value-type="string">
            <text:p><text:span text:style-name="T1"><text:a xlink:href="http://ca.mouser.com/Search/ProductDetail.aspx?R=9B-16.000MAAJ-Bvirtualkey57230000virtualkey717-9B-16.000MAAJ-B">717-9B-16.000MAAJ-B</text:a></text:span></text:p>
          </table:table-cell>
          <table:table-cell office:value-type="currency" office:currency="CAD" office:value="0.349">
            <text:p>$0.3490</text:p>
          </table:table-cell>
          <table:table-cell table:style-name="ce11" table:formula="of:=[.K33]*[.H33]" office:value-type="currency" office:value="0.349">
            <text:p>$0.349</text:p>
          </table:table-cell>
          <table:table-cell table:style-name="ce13" table:formula="of:=[.K33]*[.I33]" office:value-type="currency" office:currency="CAD" office:value="17.45">
            <text:p>$17.45</text:p>
          </table:table-cell>
          <table:table-cell office:value-type="float" office:value="50">
            <text:p>50</text:p>
          </table:table-cell>
          <table:table-cell table:formula="of:=[.N33]*[.K33]" office:value-type="currency" office:currency="CAD" office:value="17.45">
            <text:p>$17.45</text:p>
          </table:table-cell>
          <table:table-cell table:number-columns-repeated="1009"/>
        </table:table-row>
        <table:table-row table:style-name="ro3">
          <table:table-cell office:value-type="float" office:value="8">
            <text:p>8</text:p>
          </table:table-cell>
          <table:table-cell table:style-name="ce2" office:value-type="string">
            <text:p><text:span text:style-name="T1"><text:a xlink:href="http://ca.mouser.com/Search/ProductDetail.aspx?R=PMV56XN%2c215virtualkey66800000virtualkey771-PMV56XN215">771-PMV56XN215</text:a></text:span></text:p>
          </table:table-cell>
          <table:table-cell office:value-type="string">
            <text:p>Q2,3,4,5,6,7,8,9</text:p>
          </table:table-cell>
          <table:table-cell table:style-name="ce7" office:value-type="string">
            <text:p>PMV56XN <text:s text:c="7"/>MOSFET-NCHANNELSMD SOT23-3 <text:s text:c="73"/></text:p>
          </table:table-cell>
          <table:table-cell table:number-columns-repeated="3"/>
          <table:table-cell table:formula="of:=[.A34]" office:value-type="float" office:value="8">
            <text:p>8</text:p>
          </table:table-cell>
          <table:table-cell table:style-name="ce3" table:formula="of:=[.H34]*50" office:value-type="float" office:value="400">
            <text:p>400</text:p>
          </table:table-cell>
          <table:table-cell table:style-name="ce2" office:value-type="string">
            <text:p><text:span text:style-name="T1"><text:a xlink:href="http://ca.mouser.com/Search/ProductDetail.aspx?R=PMV56XN%2c215virtualkey66800000virtualkey771-PMV56XN215">771-PMV56XN215</text:a></text:span></text:p>
          </table:table-cell>
          <table:table-cell office:value-type="currency" office:currency="CAD" office:value="0.12">
            <text:p>$0.1200</text:p>
          </table:table-cell>
          <table:table-cell table:style-name="ce11" table:formula="of:=[.K34]*[.H34]" office:value-type="currency" office:value="0.96">
            <text:p>$0.960</text:p>
          </table:table-cell>
          <table:table-cell table:style-name="ce13" table:formula="of:=[.K34]*[.I34]" office:value-type="currency" office:currency="CAD" office:value="48">
            <text:p>$48.00</text:p>
          </table:table-cell>
          <table:table-cell office:value-type="float" office:value="400">
            <text:p>400</text:p>
          </table:table-cell>
          <table:table-cell table:formula="of:=[.N34]*[.K34]" office:value-type="currency" office:currency="CAD" office:value="48">
            <text:p>$48.00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t fitted</text:p>
          </table:table-cell>
          <table:table-cell office:value-type="string">
            <text:p>Q10</text:p>
          </table:table-cell>
          <table:table-cell table:style-name="ce7" office:value-type="string">
            <text:p><text:s text:c="15"/>CRYSTALTC26V <text:s text:c="6"/>TC26V <text:s text:c="14"/>CRYSTAL <text:s text:c="53"/></text:p>
          </table:table-cell>
          <table:table-cell table:number-columns-repeated="3"/>
          <table:table-cell table:formula="of:=[.A35]" office:value-type="float" office:value="0">
            <text:p>0</text:p>
          </table:table-cell>
          <table:table-cell table:style-name="ce3" table:formula="of:=[.H35]*50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formula="of:=[.N35]*[.K35]" office:value-type="currency" office:currency="CAD" office:value="0">
            <text:p>$0.00</text:p>
          </table:table-cell>
          <table:table-cell table:number-columns-repeated="1009"/>
        </table:table-row>
        <table:table-row table:style-name="ro3">
          <table:table-cell office:value-type="float" office:value="2">
            <text:p>2</text:p>
          </table:table-cell>
          <table:table-cell table:style-name="ce2" office:value-type="string">
            <text:p><text:span text:style-name="T1"><text:a xlink:href="http://ca.mouser.com/Search/ProductDetail.aspx?R=ERJ-6GEYJ104Vvirtualkey99990000virtualkey667-ERJ-6GEYJ104V">667-ERJ-6GEYJ104V</text:a></text:span></text:p>
          </table:table-cell>
          <table:table-cell office:value-type="string">
            <text:p>R1,3</text:p>
          </table:table-cell>
          <table:table-cell table:style-name="ce7" office:value-type="string">
            <text:p>100K <text:s text:c="10"/>R-US_R1206 <text:s text:c="8"/>R1206 <text:s text:c="14"/>RESISTOR, American symbol <text:s text:c="35"/></text:p>
          </table:table-cell>
          <table:table-cell table:number-columns-repeated="3"/>
          <table:table-cell table:formula="of:=[.A36]" office:value-type="float" office:value="2">
            <text:p>2</text:p>
          </table:table-cell>
          <table:table-cell table:style-name="ce3" table:formula="of:=[.H36]*50" office:value-type="float" office:value="100">
            <text:p>100</text:p>
          </table:table-cell>
          <table:table-cell table:style-name="ce2" office:value-type="string">
            <text:p><text:span text:style-name="T1"><text:a xlink:href="http://ca.mouser.com/Search/ProductDetail.aspx?R=ERJ-6GEYJ104Vvirtualkey99990000virtualkey667-ERJ-6GEYJ104V">667-ERJ-6GEYJ104V</text:a></text:span></text:p>
          </table:table-cell>
          <table:table-cell office:value-type="currency" office:currency="CAD" office:value="0.004">
            <text:p>$0.0040</text:p>
          </table:table-cell>
          <table:table-cell table:style-name="ce11" table:formula="of:=[.K36]*[.H36]" office:value-type="currency" office:value="0.008">
            <text:p>$0.008</text:p>
          </table:table-cell>
          <table:table-cell table:style-name="ce13" table:formula="of:=[.K36]*[.I36]" office:value-type="currency" office:currency="CAD" office:value="0.4">
            <text:p>$0.40</text:p>
          </table:table-cell>
          <table:table-cell office:value-type="float" office:value="1000">
            <text:p>1000</text:p>
          </table:table-cell>
          <table:table-cell table:formula="of:=[.N36]*[.K36]" office:value-type="currency" office:currency="CAD" office:value="4">
            <text:p>$4.00</text:p>
          </table:table-cell>
          <table:table-cell table:number-columns-repeated="1009"/>
        </table:table-row>
        <table:table-row table:style-name="ro3">
          <table:table-cell office:value-type="float" office:value="8">
            <text:p>8</text:p>
          </table:table-cell>
          <table:table-cell table:style-name="ce2" office:value-type="string">
            <text:p><text:span text:style-name="T1"><text:a xlink:href="http://ca.mouser.com/Search/ProductDetail.aspx?R=ERJ-6GEYJ103Vvirtualkey99990000virtualkey667-ERJ-6GEYJ103V">667-ERJ-6GEYJ103V</text:a></text:span></text:p>
          </table:table-cell>
          <table:table-cell office:value-type="string">
            <text:p>R2,7,8,9,14,15,16,17</text:p>
          </table:table-cell>
          <table:table-cell table:style-name="ce7" office:value-type="string">
            <text:p>10K <text:s text:c="11"/>R-US_R1206 <text:s text:c="8"/>R1206 <text:s text:c="14"/>RESISTOR, American symbol <text:s text:c="35"/></text:p>
          </table:table-cell>
          <table:table-cell table:number-columns-repeated="3"/>
          <table:table-cell table:formula="of:=[.A37]" office:value-type="float" office:value="8">
            <text:p>8</text:p>
          </table:table-cell>
          <table:table-cell table:style-name="ce3" table:formula="of:=[.H37]*50" office:value-type="float" office:value="400">
            <text:p>400</text:p>
          </table:table-cell>
          <table:table-cell table:style-name="ce2" office:value-type="string">
            <text:p><text:span text:style-name="T1"><text:a xlink:href="http://ca.mouser.com/Search/ProductDetail.aspx?R=ERJ-6GEYJ103Vvirtualkey99990000virtualkey667-ERJ-6GEYJ103V">667-ERJ-6GEYJ103V</text:a></text:span></text:p>
          </table:table-cell>
          <table:table-cell office:value-type="currency" office:currency="CAD" office:value="0.004">
            <text:p>$0.0040</text:p>
          </table:table-cell>
          <table:table-cell table:style-name="ce11" table:formula="of:=[.K37]*[.H37]" office:value-type="currency" office:value="0.032">
            <text:p>$0.032</text:p>
          </table:table-cell>
          <table:table-cell table:style-name="ce13" table:formula="of:=[.K37]*[.I37]" office:value-type="currency" office:currency="CAD" office:value="1.6">
            <text:p>$1.60</text:p>
          </table:table-cell>
          <table:table-cell office:value-type="float" office:value="1000">
            <text:p>1000</text:p>
          </table:table-cell>
          <table:table-cell table:formula="of:=[.N37]*[.K37]" office:value-type="currency" office:currency="CAD" office:value="4">
            <text:p>$4.00</text:p>
          </table:table-cell>
          <table:table-cell table:number-columns-repeated="1009"/>
        </table:table-row>
        <table:table-row table:style-name="ro3">
          <table:table-cell office:value-type="float" office:value="8">
            <text:p>8</text:p>
          </table:table-cell>
          <table:table-cell table:style-name="ce2" office:value-type="string">
            <text:p><text:span text:style-name="T1"><text:a xlink:href="http://ca.mouser.com/Search/ProductDetail.aspx?R=ERJ-6GEYJ102Vvirtualkey99990000virtualkey667-ERJ-6GEYJ102V">667-ERJ-6GEYJ102V</text:a></text:span></text:p>
          </table:table-cell>
          <table:table-cell office:value-type="string">
            <text:p>R18,19,20,21,22,23,24,25</text:p>
          </table:table-cell>
          <table:table-cell table:style-name="ce7" office:value-type="string">
            <text:p>1k</text:p>
          </table:table-cell>
          <table:table-cell table:number-columns-repeated="3"/>
          <table:table-cell office:value-type="float" office:value="8">
            <text:p>8</text:p>
          </table:table-cell>
          <table:table-cell table:style-name="ce3" table:formula="of:=[.H38]*50" office:value-type="float" office:value="400">
            <text:p>400</text:p>
          </table:table-cell>
          <table:table-cell table:style-name="ce2" office:value-type="string">
            <text:p><text:span text:style-name="T1"><text:a xlink:href="http://ca.mouser.com/Search/ProductDetail.aspx?R=ERJ-6GEYJ102Vvirtualkey99990000virtualkey667-ERJ-6GEYJ102V">667-ERJ-6GEYJ102V</text:a></text:span></text:p>
          </table:table-cell>
          <table:table-cell office:value-type="currency" office:currency="CAD" office:value="0.004">
            <text:p>$0.0040</text:p>
          </table:table-cell>
          <table:table-cell table:style-name="ce11" table:formula="of:=[.K38]*[.H38]" office:value-type="currency" office:value="0.032">
            <text:p>$0.032</text:p>
          </table:table-cell>
          <table:table-cell table:style-name="ce13" table:formula="of:=[.K38]*[.I38]" office:value-type="currency" office:currency="CAD" office:value="1.6">
            <text:p>$1.60</text:p>
          </table:table-cell>
          <table:table-cell office:value-type="float" office:value="1000">
            <text:p>1000</text:p>
          </table:table-cell>
          <table:table-cell table:formula="of:=[.N38]*[.K38]" office:value-type="currency" office:currency="CAD" office:value="4">
            <text:p>$4.00</text:p>
          </table:table-cell>
          <table:table-cell table:number-columns-repeated="1009"/>
        </table:table-row>
        <table:table-row table:style-name="ro3">
          <table:table-cell office:value-type="float" office:value="0">
            <text:p>0</text:p>
          </table:table-cell>
          <table:table-cell table:style-name="ce2" office:value-type="string">
            <text:p><text:span text:style-name="T1"><text:a xlink:href="http://ca.mouser.com/Search/ProductDetail.aspx?R=RK73B2HTTE102Jvirtualkey66000000virtualkey660-RK73B2HTTE102J">660-RK73B2HTTE102J</text:a></text:span></text:p>
          </table:table-cell>
          <table:table-cell office:value-type="string">
            <text:p>R6,10,11</text:p>
          </table:table-cell>
          <table:table-cell table:style-name="ce7" office:value-type="string">
            <text:p>1K <text:s text:c="12"/>R-US_R1206 <text:s text:c="8"/>R1206 <text:s text:c="14"/>RESISTOR, American symbol <text:s text:c="35"/></text:p>
          </table:table-cell>
          <table:table-cell office:value-type="string">
            <text:p>1K0</text:p>
          </table:table-cell>
          <table:table-cell table:number-columns-repeated="2"/>
          <table:table-cell table:formula="of:=[.A39]" office:value-type="float" office:value="0">
            <text:p>0</text:p>
          </table:table-cell>
          <table:table-cell table:style-name="ce3" table:formula="of:=[.H39]*50" office:value-type="float" office:value="0">
            <text:p>0</text:p>
          </table:table-cell>
          <table:table-cell table:style-name="ce2" office:value-type="string">
            <text:p><text:span text:style-name="T1"><text:a xlink:href="http://ca.mouser.com/Search/ProductDetail.aspx?R=RK73B2HTTE102Jvirtualkey66000000virtualkey660-RK73B2HTTE102J">660-RK73B2HTTE102J</text:a></text:span></text:p>
          </table:table-cell>
          <table:table-cell office:value-type="currency" office:currency="CAD" office:value="0.076">
            <text:p>$0.0760</text:p>
          </table:table-cell>
          <table:table-cell table:style-name="ce11" table:formula="of:=[.K39]*[.H39]" office:value-type="currency" office:value="0">
            <text:p>$0.000</text:p>
          </table:table-cell>
          <table:table-cell table:style-name="ce13" table:formula="of:=[.K39]*[.I39]" office:value-type="currency" office:currency="CAD" office:value="0">
            <text:p>$0.00</text:p>
          </table:table-cell>
          <table:table-cell office:value-type="float" office:value="0">
            <text:p>0</text:p>
          </table:table-cell>
          <table:table-cell table:formula="of:=[.N39]*[.K39]" office:value-type="currency" office:currency="CAD" office:value="0">
            <text:p>$0.00</text:p>
          </table:table-cell>
          <table:table-cell table:number-columns-repeated="1009"/>
        </table:table-row>
        <table:table-row table:style-name="ro3">
          <table:table-cell office:value-type="float" office:value="3">
            <text:p>3</text:p>
          </table:table-cell>
          <table:table-cell table:style-name="ce2" office:value-type="string">
            <text:p><text:span text:style-name="T1"><text:a xlink:href="http://ca.mouser.com/Search/ProductDetail.aspx?R=CRCW12061K50FKEAHPvirtualkey61300000virtualkey71-CRCW12061K50FKEAH">71-CRCW12061K50FKEAH</text:a></text:span></text:p>
          </table:table-cell>
          <table:table-cell office:value-type="string">
            <text:p>R6,10,11</text:p>
          </table:table-cell>
          <table:table-cell table:style-name="ce7" office:value-type="string">
            <text:p>1K5 <text:s text:c="10"/>R-US_R1206 <text:s text:c="8"/>R1206 <text:s text:c="14"/>RESISTOR, American symbol <text:s text:c="35"/></text:p>
          </table:table-cell>
          <table:table-cell office:value-type="string">
            <text:p>1K0</text:p>
          </table:table-cell>
          <table:table-cell table:number-columns-repeated="2"/>
          <table:table-cell table:formula="of:=[.A40]" office:value-type="float" office:value="3">
            <text:p>3</text:p>
          </table:table-cell>
          <table:table-cell table:style-name="ce3" table:formula="of:=[.H40]*50" office:value-type="float" office:value="150">
            <text:p>150</text:p>
          </table:table-cell>
          <table:table-cell table:style-name="ce2" office:value-type="string">
            <text:p><text:span text:style-name="T1"><text:a xlink:href="http://ca.mouser.com/Search/ProductDetail.aspx?R=CRCW12061K50FKEAHPvirtualkey61300000virtualkey71-CRCW12061K50FKEAH">71-CRCW12061K50FKEAH</text:a></text:span></text:p>
          </table:table-cell>
          <table:table-cell office:value-type="currency" office:currency="CAD" office:value="0.164">
            <text:p>$0.1640</text:p>
          </table:table-cell>
          <table:table-cell table:style-name="ce11" table:formula="of:=[.K40]*[.H40]" office:value-type="currency" office:value="0.492">
            <text:p>$0.492</text:p>
          </table:table-cell>
          <table:table-cell table:style-name="ce13" table:formula="of:=[.K40]*[.I40]" office:value-type="currency" office:currency="CAD" office:value="24.6">
            <text:p>$24.60</text:p>
          </table:table-cell>
          <table:table-cell office:value-type="float" office:value="150">
            <text:p>150</text:p>
          </table:table-cell>
          <table:table-cell table:formula="of:=[.N40]*[.K40]" office:value-type="currency" office:currency="CAD" office:value="24.6">
            <text:p>$24.60</text:p>
          </table:table-cell>
          <table:table-cell table:number-columns-repeated="1009"/>
        </table:table-row>
        <table:table-row table:style-name="ro3">
          <table:table-cell office:value-type="float" office:value="2">
            <text:p>2</text:p>
          </table:table-cell>
          <table:table-cell table:style-name="ce2" office:value-type="string">
            <text:p><text:span text:style-name="T1"><text:a xlink:href="http://ca.mouser.com/Search/ProductDetail.aspx?R=ERJ-6GEYJ471Vvirtualkey66720000virtualkey667-ERJ-6GEYJ471V">667-ERJ-6GEYJ471V</text:a></text:span></text:p>
          </table:table-cell>
          <table:table-cell office:value-type="string">
            <text:p>R12,13</text:p>
          </table:table-cell>
          <table:table-cell table:style-name="ce7" office:value-type="string">
            <text:p>470 <text:s text:c="11"/>R-US_R1206 <text:s text:c="8"/>R1206 <text:s text:c="14"/>RESISTOR, American symbol <text:s text:c="35"/></text:p>
          </table:table-cell>
          <table:table-cell office:value-type="string">
            <text:p>470R</text:p>
          </table:table-cell>
          <table:table-cell table:number-columns-repeated="2"/>
          <table:table-cell table:formula="of:=[.A41]" office:value-type="float" office:value="2">
            <text:p>2</text:p>
          </table:table-cell>
          <table:table-cell table:style-name="ce3" table:formula="of:=[.H41]*50" office:value-type="float" office:value="100">
            <text:p>100</text:p>
          </table:table-cell>
          <table:table-cell table:style-name="ce2" office:value-type="string">
            <text:p><text:span text:style-name="T1"><text:a xlink:href="http://ca.mouser.com/Search/ProductDetail.aspx?R=ERJ-6GEYJ471Vvirtualkey99990000virtualkey667-ERJ-6GEYJ471V">667-ERJ-6GEYJ471V</text:a></text:span></text:p>
          </table:table-cell>
          <table:table-cell office:value-type="currency" office:currency="CAD" office:value="0.004">
            <text:p>$0.0040</text:p>
          </table:table-cell>
          <table:table-cell table:style-name="ce11" table:formula="of:=[.K41]*[.H41]" office:value-type="currency" office:value="0.008">
            <text:p>$0.008</text:p>
          </table:table-cell>
          <table:table-cell table:style-name="ce13" table:formula="of:=[.K41]*[.I41]" office:value-type="currency" office:currency="CAD" office:value="0.4">
            <text:p>$0.40</text:p>
          </table:table-cell>
          <table:table-cell office:value-type="float" office:value="1000">
            <text:p>1000</text:p>
          </table:table-cell>
          <table:table-cell table:formula="of:=[.N41]*[.K41]" office:value-type="currency" office:currency="CAD" office:value="4">
            <text:p>$4.00</text:p>
          </table:table-cell>
          <table:table-cell table:number-columns-repeated="1009"/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string">
            <text:p><text:span text:style-name="T1"><text:a xlink:href="http://ca.mouser.com/ProductDetail/Panasonic-Electronic-Components/ERJ-6GEYJ101V/?qs=sGAEpiMZZMs%252bIvBGHsxjA9MrITVDcH24">667-ERJ-6GEYJ101V</text:a></text:span></text:p>
          </table:table-cell>
          <table:table-cell office:value-type="string">
            <text:p>R26</text:p>
          </table:table-cell>
          <table:table-cell table:style-name="ce7" office:value-type="string">
            <text:p>100 <text:s text:c="11"/>R-US_R1206 <text:s text:c="8"/>R1206 <text:s text:c="14"/>RESISTOR, American symbol <text:s text:c="35"/></text:p>
          </table:table-cell>
          <table:table-cell office:value-type="string">
            <text:p>100R</text:p>
          </table:table-cell>
          <table:table-cell office:value-type="float" office:value="1206">
            <text:p>1206</text:p>
          </table:table-cell>
          <table:table-cell office:value-type="string">
            <text:p>R1206</text:p>
          </table:table-cell>
          <table:table-cell table:formula="of:=[.A42]" office:value-type="float" office:value="1">
            <text:p>1</text:p>
          </table:table-cell>
          <table:table-cell table:style-name="ce3" table:formula="of:=[.H42]*50" office:value-type="float" office:value="50">
            <text:p>50</text:p>
          </table:table-cell>
          <table:table-cell table:style-name="ce2" office:value-type="string">
            <text:p><text:span text:style-name="T1"><text:a xlink:href="http://ca.mouser.com/ProductDetail/Panasonic-Electronic-Components/ERJ-6GEYJ101V/?qs=sGAEpiMZZMs%252bIvBGHsxjA9MrITVDcH24">667-ERJ-6GEYJ101V</text:a></text:span></text:p>
          </table:table-cell>
          <table:table-cell office:value-type="currency" office:currency="CAD" office:value="0.004">
            <text:p>$0.0040</text:p>
          </table:table-cell>
          <table:table-cell table:style-name="ce11" table:formula="of:=[.K42]*[.H42]" office:value-type="currency" office:value="0.004">
            <text:p>$0.004</text:p>
          </table:table-cell>
          <table:table-cell table:style-name="ce13" table:formula="of:=[.K42]*[.I42]" office:value-type="currency" office:currency="CAD" office:value="0.2">
            <text:p>$0.20</text:p>
          </table:table-cell>
          <table:table-cell office:value-type="float" office:value="1000">
            <text:p>1000</text:p>
          </table:table-cell>
          <table:table-cell table:formula="of:=[.N42]*[.K42]" office:value-type="currency" office:currency="CAD" office:value="4">
            <text:p>$4.00</text:p>
          </table:table-cell>
          <table:table-cell table:number-columns-repeated="1009"/>
        </table:table-row>
        <table:table-row table:style-name="ro3">
          <table:table-cell office:value-type="float" office:value="2">
            <text:p>2</text:p>
          </table:table-cell>
          <table:table-cell table:style-name="ce5" office:value-type="string">
            <text:p><text:span text:style-name="T1"><text:a xlink:href="http://ca.mouser.com/Search/ProductDetail.aspx?R=CR1206-FX-60R4ELFvirtualkey65210000virtualkey652-CR1206FX-60R4ELF">652-CR1206FX-60R4ELF</text:a></text:span></text:p>
          </table:table-cell>
          <table:table-cell office:value-type="string">
            <text:p>R27,28</text:p>
          </table:table-cell>
          <table:table-cell table:style-name="ce7" office:value-type="string">
            <text:p>60.4 <text:s text:c="10"/>R-US_R1206 <text:s text:c="8"/>R1206 <text:s text:c="14"/>RESISTOR, American symbol <text:s text:c="35"/></text:p>
          </table:table-cell>
          <table:table-cell office:value-type="string">
            <text:p>60R</text:p>
          </table:table-cell>
          <table:table-cell table:number-columns-repeated="2"/>
          <table:table-cell table:formula="of:=[.A43]" office:value-type="float" office:value="2">
            <text:p>2</text:p>
          </table:table-cell>
          <table:table-cell table:style-name="ce3" table:formula="of:=[.H43]*50" office:value-type="float" office:value="100">
            <text:p>100</text:p>
          </table:table-cell>
          <table:table-cell table:style-name="ce2" office:value-type="string">
            <text:p><text:span text:style-name="T1"><text:a xlink:href="http://ca.mouser.com/Search/ProductDetail.aspx?R=CR1206-FX-60R4ELFvirtualkey65210000virtualkey652-CR1206FX-60R4ELF">652-CR1206FX-60R4ELF</text:a></text:span></text:p>
          </table:table-cell>
          <table:table-cell office:value-type="currency" office:currency="CAD" office:value="0.009">
            <text:p>$0.0090</text:p>
          </table:table-cell>
          <table:table-cell table:style-name="ce11" table:formula="of:=[.K43]*[.H43]" office:value-type="currency" office:value="0.018">
            <text:p>$0.018</text:p>
          </table:table-cell>
          <table:table-cell table:style-name="ce13" table:formula="of:=[.K43]*[.I43]" office:value-type="currency" office:currency="CAD" office:value="0.9">
            <text:p>$0.90</text:p>
          </table:table-cell>
          <table:table-cell office:value-type="float" office:value="1000">
            <text:p>1000</text:p>
          </table:table-cell>
          <table:table-cell table:formula="of:=[.N43]*[.K43]" office:value-type="currency" office:currency="CAD" office:value="9">
            <text:p>$9.00</text:p>
          </table:table-cell>
          <table:table-cell table:number-columns-repeated="1009"/>
        </table:table-row>
        <table:table-row table:style-name="ro3">
          <table:table-cell office:value-type="float" office:value="3">
            <text:p>3</text:p>
          </table:table-cell>
          <table:table-cell table:style-name="ce2" office:value-type="string">
            <text:p><text:span text:style-name="T1"><text:a xlink:href="http://ca.mouser.com/Search/ProductDetail.aspx?R=B3F-1052virtualkey65300000virtualkey653-B3F-1052">653-B3F-1052</text:a></text:span></text:p>
          </table:table-cell>
          <table:table-cell office:value-type="string">
            <text:p>S1,2,3</text:p>
          </table:table-cell>
          <table:table-cell table:style-name="ce7" office:value-type="string">
            <text:p><text:s text:c="14"/>TAC_SWITCHPTH <text:s text:c="5"/>TACTILE-PTH <text:s text:c="8"/>Momentary Switch <text:s text:c="44"/></text:p>
          </table:table-cell>
          <table:table-cell table:number-columns-repeated="3"/>
          <table:table-cell table:formula="of:=[.A44]" office:value-type="float" office:value="3">
            <text:p>3</text:p>
          </table:table-cell>
          <table:table-cell table:style-name="ce3" table:formula="of:=[.H44]*50" office:value-type="float" office:value="150">
            <text:p>150</text:p>
          </table:table-cell>
          <table:table-cell table:style-name="ce2" office:value-type="string">
            <text:p><text:span text:style-name="T1"><text:a xlink:href="http://ca.mouser.com/Search/ProductDetail.aspx?R=B3F-1052virtualkey65300000virtualkey653-B3F-1052">653-B3F-1052</text:a></text:span></text:p>
          </table:table-cell>
          <table:table-cell office:value-type="currency" office:currency="CAD" office:value="0.207">
            <text:p>$0.2070</text:p>
          </table:table-cell>
          <table:table-cell table:style-name="ce11" table:formula="of:=[.K44]*[.H44]" office:value-type="currency" office:value="0.621">
            <text:p>$0.621</text:p>
          </table:table-cell>
          <table:table-cell table:style-name="ce13" table:formula="of:=[.K44]*[.I44]" office:value-type="currency" office:currency="CAD" office:value="31.05">
            <text:p>$31.05</text:p>
          </table:table-cell>
          <table:table-cell office:value-type="float" office:value="150">
            <text:p>150</text:p>
          </table:table-cell>
          <table:table-cell table:formula="of:=[.N44]*[.K44]" office:value-type="currency" office:currency="CAD" office:value="31.05">
            <text:p>$31.05</text:p>
          </table:table-cell>
          <table:table-cell table:number-columns-repeated="1009"/>
        </table:table-row>
        <table:table-row table:style-name="ro3">
          <table:table-cell office:value-type="float" office:value="2">
            <text:p>2</text:p>
          </table:table-cell>
          <table:table-cell table:style-name="ce2" office:value-type="string">
            <text:p><text:span text:style-name="T1"><text:a xlink:href="http://ca.mouser.com/Search/ProductDetail.aspx?R=5555164-1virtualkey57100000virtualkey571-5555164-1">571-5555164-1</text:a></text:span></text:p>
          </table:table-cell>
          <table:table-cell office:value-type="string">
            <text:p>X2,3</text:p>
          </table:table-cell>
          <table:table-cell table:style-name="ce7" office:value-type="string">
            <text:p><text:s text:c="14"/>RJ45-8PTH <text:s text:c="5"/>RJ45-8PTH <text:s text:c="9"/>RJ45-8 <text:s text:c="13"/>RJ45 Jack <text:s text:c="51"/></text:p>
          </table:table-cell>
          <table:table-cell table:number-columns-repeated="3"/>
          <table:table-cell table:formula="of:=[.A45]" office:value-type="float" office:value="2">
            <text:p>2</text:p>
          </table:table-cell>
          <table:table-cell table:style-name="ce3" table:formula="of:=[.H45]*50" office:value-type="float" office:value="100">
            <text:p>100</text:p>
          </table:table-cell>
          <table:table-cell table:style-name="ce2" office:value-type="string">
            <text:p><text:span text:style-name="T1"><text:a xlink:href="http://ca.mouser.com/Search/ProductDetail.aspx?R=5555164-1virtualkey57100000virtualkey571-5555164-1">571-5555164-1</text:a></text:span></text:p>
          </table:table-cell>
          <table:table-cell office:value-type="currency" office:currency="CAD" office:value="0.603">
            <text:p>$0.6030</text:p>
          </table:table-cell>
          <table:table-cell table:style-name="ce11" table:formula="of:=[.K45]*[.H45]" office:value-type="currency" office:value="1.206">
            <text:p>$1.206</text:p>
          </table:table-cell>
          <table:table-cell table:style-name="ce13" table:formula="of:=[.K45]*[.I45]" office:value-type="currency" office:currency="CAD" office:value="60.3">
            <text:p>$60.30</text:p>
          </table:table-cell>
          <table:table-cell office:value-type="float" office:value="100">
            <text:p>100</text:p>
          </table:table-cell>
          <table:table-cell table:formula="of:=[.N45]*[.K45]" office:value-type="currency" office:currency="CAD" office:value="60.3">
            <text:p>$60.30</text:p>
          </table:table-cell>
          <table:table-cell table:number-columns-repeated="1009"/>
        </table:table-row>
        <table:table-row table:style-name="ro1">
          <table:table-cell/>
          <table:table-cell table:number-columns-repeated="6"/>
          <table:table-cell table:formula="of:=[.A46]" office:value-type="float" office:value="0">
            <text:p>0</text:p>
          </table:table-cell>
          <table:table-cell table:number-columns-repeated="2"/>
          <table:table-cell/>
          <table:table-cell table:number-columns-repeated="2"/>
          <table:table-cell/>
          <table:table-cell table:formula="of:=[.N46]*[.K46]" office:value-type="currency" office:currency="CAD" office:value="0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2"/>
          <table:table-cell table:number-columns-repeated="5"/>
          <table:table-cell table:formula="of:=[.A47]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number-columns-repeated="6"/>
          <table:table-cell table:formula="of:=[.A48]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Not fitted</text:p>
          </table:table-cell>
          <table:table-cell office:value-type="string">
            <text:p>C9,C12</text:p>
          </table:table-cell>
          <table:table-cell table:style-name="ce7" office:value-type="string">
            <text:p>18pF <text:s text:c="10"/>C-USC1206 <text:s text:c="9"/>C1206 <text:s text:c="14"/>CAPACITOR, American symbol <text:s text:c="34"/></text:p>
          </table:table-cell>
          <table:table-cell table:style-name="ce3" office:value-type="string">
            <text:p>18pF</text:p>
          </table:table-cell>
          <table:table-cell table:style-name="ce3" office:value-type="string">
            <text:p>C-USC1206</text:p>
          </table:table-cell>
          <table:table-cell table:style-name="ce3" office:value-type="string">
            <text:p>C1206</text:p>
          </table:table-cell>
          <table:table-cell table:formula="of:=[.A49]" office:value-type="float" office:value="0">
            <text:p>0</text:p>
          </table:table-cell>
          <table:table-cell table:style-name="ce3" table:formula="of:=[.H49]*50" office:value-type="float" office:value="0">
            <text:p>0</text:p>
          </table:table-cell>
          <table:table-cell table:style-name="ce3" office:value-type="string">
            <text:p><text:span text:style-name="T2"><text:a xlink:href="http://www.mouser.com/ProductDetail/Vishay-Vitramon/VJ0805A180GXACW1BC/?qs=sGAEpiMZZMvQvaS66kI3TgrXQWQf3djAUb1zXNnrGGk%3d">VJ0805A180GXACW1BC</text:a></text:span></text:p>
          </table:table-cell>
          <table:table-cell table:style-name="ce10" office:value-type="currency" office:currency="CAD" office:value="0.13">
            <text:p>$0.1300</text:p>
          </table:table-cell>
          <table:table-cell table:style-name="ce11" table:formula="of:=[.K49]*[.H49]" office:value-type="currency" office:value="0">
            <text:p>$0.000</text:p>
          </table:table-cell>
          <table:table-cell table:style-name="ce13" table:formula="of:=[.K49]*[.I49]" office:value-type="currency" office:currency="CAD" office:value="0">
            <text:p>$0.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Not fitted</text:p>
          </table:table-cell>
          <table:table-cell office:value-type="string">
            <text:p>JP1,3</text:p>
          </table:table-cell>
          <table:table-cell table:style-name="ce7" office:value-type="string">
            <text:p>OUTPUTS <text:s text:c="7"/>PINHD-1X10 <text:s text:c="8"/>1X10 <text:s text:c="15"/>PIN HEADER <text:s text:c="50"/></text:p>
          </table:table-cell>
          <table:table-cell table:number-columns-repeated="3"/>
          <table:table-cell table:formula="of:=[.A50]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Not fitted</text:p>
          </table:table-cell>
          <table:table-cell office:value-type="string">
            <text:p>JP2</text:p>
          </table:table-cell>
          <table:table-cell table:style-name="ce7" office:value-type="string">
            <text:p><text:s text:c="15"/>PINHD-1X2 <text:s text:c="9"/>1X02 <text:s text:c="15"/>PIN HEADER <text:s text:c="50"/></text:p>
          </table:table-cell>
          <table:table-cell table:number-columns-repeated="3"/>
          <table:table-cell table:formula="of:=[.A51]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Not fitted</text:p>
          </table:table-cell>
          <table:table-cell office:value-type="string">
            <text:p>JP5</text:p>
          </table:table-cell>
          <table:table-cell table:style-name="ce7" office:value-type="string">
            <text:p><text:s text:c="14"/>PINHD-1X6 <text:s text:c="9"/>1X06 <text:s text:c="15"/>PIN HEADER <text:s text:c="50"/></text:p>
          </table:table-cell>
          <table:table-cell table:number-columns-repeated="3"/>
          <table:table-cell table:formula="of:=[.A52]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Not fitted</text:p>
          </table:table-cell>
          <table:table-cell office:value-type="string">
            <text:p>JP4,6,7,12</text:p>
          </table:table-cell>
          <table:table-cell table:style-name="ce7" office:value-type="string">
            <text:p><text:s text:c="13"/>2X5_HEADERSHROUDED 2X5_SHROUD <text:s text:c="70"/></text:p>
          </table:table-cell>
          <table:table-cell table:number-columns-repeated="3"/>
          <table:table-cell table:formula="of:=[.A53]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Not fitted</text:p>
          </table:table-cell>
          <table:table-cell office:value-type="string">
            <text:p>JP9</text:p>
          </table:table-cell>
          <table:table-cell table:style-name="ce7" office:value-type="string">
            <text:p>ICSP <text:s text:c="10"/>PINHD-2X3 <text:s text:c="9"/>2X03 <text:s text:c="15"/>PIN HEADER <text:s text:c="50"/></text:p>
          </table:table-cell>
          <table:table-cell table:number-columns-repeated="3"/>
          <table:table-cell table:formula="of:=[.A54]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Not fitted</text:p>
          </table:table-cell>
          <table:table-cell office:value-type="string">
            <text:p>Q10</text:p>
          </table:table-cell>
          <table:table-cell table:style-name="ce7" office:value-type="string">
            <text:p><text:s text:c="14"/>CRYSTALTC26V <text:s text:c="6"/>TC26V <text:s text:c="14"/>CRYSTAL <text:s text:c="53"/></text:p>
          </table:table-cell>
          <table:table-cell table:number-columns-repeated="3"/>
          <table:table-cell table:formula="of:=[.A55]" office:value-type="float" office:value="0">
            <text:p>0</text:p>
          </table:table-cell>
          <table:table-cell/>
          <table:table-cell table:style-name="ce2" office:value-type="string">
            <text:p><text:span text:style-name="T1"><text:a xlink:href="http://ca.mouser.com/ProductDetail/ABRACON/AB26TRB-32768KHZ-T/?qs=sGAEpiMZZMsBj6bBr9Q9aUe%252bp9Tek3UMoBXRonodT5s%3d">815-AB26TRB-32.76KHZ</text:a></text:span></text:p>
          </table:table-cell>
          <table:table-cell table:number-columns-repeated="1014"/>
        </table:table-row>
        <table:table-row table:style-name="ro1">
          <table:table-cell/>
          <table:table-cell table:number-columns-repeated="2"/>
          <table:table-cell table:style-name="ce7"/>
          <table:table-cell table:number-columns-repeated="3"/>
          <table:table-cell table:formula="of:=[.A56]"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string">
            <text:p><text:span text:style-name="T1"><text:a xlink:href="http://ca.mouser.com/Search/ProductDetail.aspx?R=B32-1040virtualkey65300000virtualkey653-B32-1040">653-B32-1040</text:a></text:span></text:p>
          </table:table-cell>
          <table:table-cell office:value-type="string">
            <text:p>S1 </text:p>
          </table:table-cell>
          <table:table-cell office:value-type="string">
            <text:p>CAP-Blue</text:p>
          </table:table-cell>
          <table:table-cell office:value-type="string">
            <text:p>Blue</text:p>
          </table:table-cell>
          <table:table-cell table:number-columns-repeated="2"/>
          <table:table-cell table:formula="of:=[.A57]" office:value-type="float" office:value="1">
            <text:p>1</text:p>
          </table:table-cell>
          <table:table-cell table:style-name="ce3" table:formula="of:=[.H57]*50" office:value-type="float" office:value="50">
            <text:p>50</text:p>
          </table:table-cell>
          <table:table-cell table:style-name="ce2" office:value-type="string">
            <text:p><text:span text:style-name="T1"><text:a xlink:href="http://ca.mouser.com/Search/ProductDetail.aspx?R=B32-1040virtualkey65300000virtualkey653-B32-1040">653-B32-1040</text:a></text:span></text:p>
          </table:table-cell>
          <table:table-cell office:value-type="currency" office:currency="CAD" office:value="0.212">
            <text:p>$0.2120</text:p>
          </table:table-cell>
          <table:table-cell table:style-name="ce11" table:formula="of:=[.K57]*[.H57]" office:value-type="currency" office:value="0.212">
            <text:p>$0.212</text:p>
          </table:table-cell>
          <table:table-cell table:style-name="ce13" table:formula="of:=[.K57]*[.I57]" office:value-type="currency" office:currency="CAD" office:value="10.6">
            <text:p>$10.60</text:p>
          </table:table-cell>
          <table:table-cell office:value-type="float" office:value="50">
            <text:p>50</text:p>
          </table:table-cell>
          <table:table-cell table:formula="of:=[.N57]*[.K57]" office:value-type="currency" office:currency="CAD" office:value="10.6">
            <text:p>$10.60</text:p>
          </table:table-cell>
          <table:table-cell table:number-columns-repeated="1009"/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string">
            <text:p><text:span text:style-name="T1"><text:a xlink:href="http://ca.mouser.com/Search/ProductDetail.aspx?R=B32-1030virtualkey65300000virtualkey653-B32-1030">653-B32-1030</text:a></text:span></text:p>
          </table:table-cell>
          <table:table-cell office:value-type="string">
            <text:p>S2</text:p>
          </table:table-cell>
          <table:table-cell office:value-type="string">
            <text:p>CAP-Yellow</text:p>
          </table:table-cell>
          <table:table-cell office:value-type="string">
            <text:p>Yellow</text:p>
          </table:table-cell>
          <table:table-cell table:number-columns-repeated="2"/>
          <table:table-cell table:formula="of:=[.A58]" office:value-type="float" office:value="1">
            <text:p>1</text:p>
          </table:table-cell>
          <table:table-cell table:style-name="ce3" table:formula="of:=[.H58]*50" office:value-type="float" office:value="50">
            <text:p>50</text:p>
          </table:table-cell>
          <table:table-cell table:style-name="ce2" office:value-type="string">
            <text:p><text:span text:style-name="T1"><text:a xlink:href="http://ca.mouser.com/Search/ProductDetail.aspx?R=B32-1030virtualkey65300000virtualkey653-B32-1030">653-B32-1030</text:a></text:span></text:p>
          </table:table-cell>
          <table:table-cell office:value-type="currency" office:currency="CAD" office:value="0.207">
            <text:p>$0.2070</text:p>
          </table:table-cell>
          <table:table-cell table:style-name="ce11" table:formula="of:=[.K58]*[.H58]" office:value-type="currency" office:value="0.207">
            <text:p>$0.207</text:p>
          </table:table-cell>
          <table:table-cell table:style-name="ce13" table:formula="of:=[.K58]*[.I58]" office:value-type="currency" office:currency="CAD" office:value="10.35">
            <text:p>$10.35</text:p>
          </table:table-cell>
          <table:table-cell office:value-type="float" office:value="50">
            <text:p>50</text:p>
          </table:table-cell>
          <table:table-cell table:formula="of:=[.N58]*[.K58]" office:value-type="currency" office:currency="CAD" office:value="10.35">
            <text:p>$10.35</text:p>
          </table:table-cell>
          <table:table-cell table:number-columns-repeated="1009"/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string">
            <text:p><text:span text:style-name="T1"><text:a xlink:href="http://ca.mouser.com/Search/ProductDetail.aspx?R=B32-1010virtualkey65300000virtualkey653-B32-1010">653-B32-1010</text:a></text:span></text:p>
          </table:table-cell>
          <table:table-cell office:value-type="string">
            <text:p>S3</text:p>
          </table:table-cell>
          <table:table-cell office:value-type="string">
            <text:p>CAP-Black</text:p>
          </table:table-cell>
          <table:table-cell office:value-type="string">
            <text:p>Black</text:p>
          </table:table-cell>
          <table:table-cell table:number-columns-repeated="2"/>
          <table:table-cell table:formula="of:=[.A59]" office:value-type="float" office:value="1">
            <text:p>1</text:p>
          </table:table-cell>
          <table:table-cell table:style-name="ce3" table:formula="of:=[.H59]*50" office:value-type="float" office:value="50">
            <text:p>50</text:p>
          </table:table-cell>
          <table:table-cell table:style-name="ce2" office:value-type="string">
            <text:p><text:span text:style-name="T1"><text:a xlink:href="http://ca.mouser.com/Search/ProductDetail.aspx?R=B32-1010virtualkey65300000virtualkey653-B32-1010">653-B32-1010</text:a></text:span></text:p>
          </table:table-cell>
          <table:table-cell office:value-type="currency" office:currency="CAD" office:value="0.262">
            <text:p>$0.2620</text:p>
          </table:table-cell>
          <table:table-cell table:style-name="ce11" table:formula="of:=[.K59]*[.H59]" office:value-type="currency" office:value="0.262">
            <text:p>$0.262</text:p>
          </table:table-cell>
          <table:table-cell table:style-name="ce13" table:formula="of:=[.K59]*[.I59]" office:value-type="currency" office:currency="CAD" office:value="13.1">
            <text:p>$13.10</text:p>
          </table:table-cell>
          <table:table-cell office:value-type="float" office:value="50">
            <text:p>50</text:p>
          </table:table-cell>
          <table:table-cell table:formula="of:=[.N59]*[.K59]" office:value-type="currency" office:currency="CAD" office:value="13.1">
            <text:p>$13.10</text:p>
          </table:table-cell>
          <table:table-cell table:number-columns-repeated="1009"/>
        </table:table-row>
        <table:table-row table:style-name="ro3">
          <table:table-cell office:value-type="float" office:value="3">
            <text:p>3</text:p>
          </table:table-cell>
          <table:table-cell table:style-name="ce2" office:value-type="string">
            <text:p><text:span text:style-name="T1"><text:a xlink:href="http://ca.mouser.com/Search/ProductDetail.aspx?R=ME-100virtualkey53500000virtualkey535-ME-100">535-ME-100</text:a></text:span></text:p>
          </table:table-cell>
          <table:table-cell office:value-type="string">
            <text:p>Minilink</text:p>
          </table:table-cell>
          <table:table-cell office:value-type="string">
            <text:p>Option Links</text:p>
          </table:table-cell>
          <table:table-cell table:number-columns-repeated="3"/>
          <table:table-cell table:formula="of:=[.A60]" office:value-type="float" office:value="3">
            <text:p>3</text:p>
          </table:table-cell>
          <table:table-cell table:style-name="ce3" table:formula="of:=[.H60]*50" office:value-type="float" office:value="150">
            <text:p>150</text:p>
          </table:table-cell>
          <table:table-cell table:style-name="ce2" office:value-type="string">
            <text:p><text:span text:style-name="T1"><text:a xlink:href="http://ca.mouser.com/Search/ProductDetail.aspx?R=ME-100virtualkey53500000virtualkey535-ME-100">535-ME-100</text:a></text:span></text:p>
          </table:table-cell>
          <table:table-cell office:value-type="currency" office:currency="CAD" office:value="0.098">
            <text:p>$0.0980</text:p>
          </table:table-cell>
          <table:table-cell table:style-name="ce11" table:formula="of:=[.K60]*[.H60]" office:value-type="currency" office:value="0.294">
            <text:p>$0.294</text:p>
          </table:table-cell>
          <table:table-cell table:style-name="ce13" table:formula="of:=[.K60]*[.I60]" office:value-type="currency" office:currency="CAD" office:value="14.7">
            <text:p>$14.70</text:p>
          </table:table-cell>
          <table:table-cell office:value-type="float" office:value="200">
            <text:p>200</text:p>
          </table:table-cell>
          <table:table-cell table:formula="of:=[.N60]*[.K60]" office:value-type="currency" office:currency="CAD" office:value="19.6">
            <text:p>$19.60</text:p>
          </table:table-cell>
          <table:table-cell table:number-columns-repeated="1009"/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string">
            <text:p><text:span text:style-name="T1"><text:a xlink:href="http://ca.mouser.com/Search/ProductDetail.aspx?R=PH1-40-UAvirtualkey64610000virtualkey737-PH1-40-UA">737-PH1-40-UA</text:a></text:span></text:p>
          </table:table-cell>
          <table:table-cell office:value-type="string">
            <text:p>Pinheaders</text:p>
          </table:table-cell>
          <table:table-cell office:value-type="string">
            <text:p>SIL 1x40 0.1” headers</text:p>
          </table:table-cell>
          <table:table-cell table:number-columns-repeated="3"/>
          <table:table-cell table:formula="of:=[.A61]" office:value-type="float" office:value="1">
            <text:p>1</text:p>
          </table:table-cell>
          <table:table-cell table:style-name="ce3" table:formula="of:=[.H61]*50" office:value-type="float" office:value="50">
            <text:p>50</text:p>
          </table:table-cell>
          <table:table-cell table:style-name="ce2" office:value-type="string">
            <text:p><text:span text:style-name="T1"><text:a xlink:href="http://ca.mouser.com/Search/ProductDetail.aspx?R=PH1-40-UAvirtualkey64610000virtualkey737-PH1-40-UA">737-PH1-40-UA</text:a></text:span></text:p>
          </table:table-cell>
          <table:table-cell office:value-type="currency" office:currency="CAD" office:value="1.07">
            <text:p>$1.0700</text:p>
          </table:table-cell>
          <table:table-cell table:style-name="ce11" table:formula="of:=[.K61]*[.H61]" office:value-type="currency" office:value="1.07">
            <text:p>$1.070</text:p>
          </table:table-cell>
          <table:table-cell table:style-name="ce13" table:formula="of:=[.K61]*[.I61]" office:value-type="currency" office:currency="CAD" office:value="53.5">
            <text:p>$53.50</text:p>
          </table:table-cell>
          <table:table-cell office:value-type="float" office:value="50">
            <text:p>50</text:p>
          </table:table-cell>
          <table:table-cell table:formula="of:=[.N61]*[.K61]" office:value-type="currency" office:currency="CAD" office:value="53.5">
            <text:p>$53.50</text:p>
          </table:table-cell>
          <table:table-cell table:number-columns-repeated="1009"/>
        </table:table-row>
        <table:table-row table:style-name="ro3">
          <table:table-cell office:value-type="float" office:value="0.25">
            <text:p>0.25</text:p>
          </table:table-cell>
          <table:table-cell table:style-name="ce2" office:value-type="string">
            <text:p><text:span text:style-name="T1"><text:a xlink:href="http://ca.mouser.com/Search/ProductDetail.aspx?R=9-103323-0virtualkey57100000virtualkey571-9-103323-0">571-9-103323-0</text:a></text:span></text:p>
          </table:table-cell>
          <table:table-cell office:value-type="string">
            <text:p>1x10 R/A</text:p>
          </table:table-cell>
          <table:table-cell office:value-type="string">
            <text:p>SIL 1x10 R/A 0.1” header, one quarter of a 1x40</text:p>
          </table:table-cell>
          <table:table-cell table:number-columns-repeated="3"/>
          <table:table-cell table:formula="of:=[.A62]" office:value-type="float" office:value="0.25">
            <text:p>0.25</text:p>
          </table:table-cell>
          <table:table-cell table:style-name="ce3" table:formula="of:=[.H62]*50" office:value-type="float" office:value="12.5">
            <text:p>12.5</text:p>
          </table:table-cell>
          <table:table-cell table:style-name="ce2" office:value-type="string">
            <text:p><text:span text:style-name="T1"><text:a xlink:href="http://ca.mouser.com/Search/ProductDetail.aspx?R=9-103323-0virtualkey57100000virtualkey571-9-103323-0">571-9-103323-0</text:a></text:span></text:p>
          </table:table-cell>
          <table:table-cell office:value-type="currency" office:currency="CAD" office:value="1.62">
            <text:p>$1.6200</text:p>
          </table:table-cell>
          <table:table-cell table:style-name="ce11" table:formula="of:=[.K62]*[.H62]" office:value-type="currency" office:value="0.405">
            <text:p>$0.405</text:p>
          </table:table-cell>
          <table:table-cell table:style-name="ce13" table:formula="of:=[.K62]*[.I62]" office:value-type="currency" office:currency="CAD" office:value="20.25">
            <text:p>$20.25</text:p>
          </table:table-cell>
          <table:table-cell office:value-type="float" office:value="13">
            <text:p>13</text:p>
          </table:table-cell>
          <table:table-cell table:formula="of:=[.N62]*[.K62]" office:value-type="currency" office:currency="CAD" office:value="21.06">
            <text:p>$21.06</text:p>
          </table:table-cell>
          <table:table-cell table:number-columns-repeated="1009"/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string">
            <text:p><text:span text:style-name="T1"><text:a xlink:href="http://ca.mouser.com/Search/ProductDetail.aspx?R=XG4C-1031virtualkey65300000virtualkey653-XG4C-1031">XG4C-1031</text:a></text:span></text:p>
          </table:table-cell>
          <table:table-cell office:value-type="string">
            <text:p>2x5 shrouded</text:p>
          </table:table-cell>
          <table:table-cell office:value-type="string">
            <text:p>Shrouded 2x5 headers for Ports</text:p>
          </table:table-cell>
          <table:table-cell/>
          <table:table-cell office:value-type="string">
            <text:p>DK:0.89/25, 0.794/50</text:p>
          </table:table-cell>
          <table:table-cell/>
          <table:table-cell table:formula="of:=[.A63]" office:value-type="float" office:value="1">
            <text:p>1</text:p>
          </table:table-cell>
          <table:table-cell table:style-name="ce3" table:formula="of:=[.H63]*50" office:value-type="float" office:value="50">
            <text:p>50</text:p>
          </table:table-cell>
          <table:table-cell table:style-name="ce2" office:value-type="string">
            <text:p><text:span text:style-name="T1"><text:a xlink:href="http://ca.mouser.com/Search/ProductDetail.aspx?R=XG4C-1031virtualkey65300000virtualkey653-XG4C-1031">XG4C-1031</text:a></text:span></text:p>
          </table:table-cell>
          <table:table-cell office:value-type="currency" office:currency="CAD" office:value="0.748">
            <text:p>$0.7480</text:p>
          </table:table-cell>
          <table:table-cell table:style-name="ce11" table:formula="of:=[.K63]*[.H63]" office:value-type="currency" office:value="0.748">
            <text:p>$0.748</text:p>
          </table:table-cell>
          <table:table-cell table:style-name="ce13" table:formula="of:=[.K63]*[.I63]" office:value-type="currency" office:currency="CAD" office:value="37.4">
            <text:p>$37.40</text:p>
          </table:table-cell>
          <table:table-cell office:value-type="float" office:value="50">
            <text:p>50</text:p>
          </table:table-cell>
          <table:table-cell table:formula="of:=[.N63]*[.K63]" office:value-type="currency" office:currency="CAD" office:value="37.4">
            <text:p>$37.40</text:p>
          </table:table-cell>
          <table:table-cell table:number-columns-repeated="1009"/>
        </table:table-row>
        <table:table-row table:style-name="ro3">
          <table:table-cell office:value-type="float" office:value="1">
            <text:p>1</text:p>
          </table:table-cell>
          <table:table-cell table:style-name="ce6" office:value-type="string">
            <text:p><text:span text:style-name="T2"><text:a xlink:href="http://www.mouser.com/ProductDetail/Aavid-Thermalloy/573100D00010G/?qs=sGAEpiMZZMttgyDkZ5WiusBYJOqffzJxlqKuoa4x5Hg%3d">573100D00010G</text:a></text:span></text:p>
          </table:table-cell>
          <table:table-cell office:value-type="string">
            <text:p>Heatsink</text:p>
          </table:table-cell>
          <table:table-cell office:value-type="string">
            <text:p>Heatsink</text:p>
          </table:table-cell>
          <table:table-cell table:number-columns-repeated="3"/>
          <table:table-cell table:formula="of:=[.A64]" office:value-type="float" office:value="1">
            <text:p>1</text:p>
          </table:table-cell>
          <table:table-cell table:style-name="ce3" table:formula="of:=[.H64]*50" office:value-type="float" office:value="50">
            <text:p>50</text:p>
          </table:table-cell>
          <table:table-cell table:style-name="ce6" office:value-type="string">
            <text:p><text:span text:style-name="T2"><text:a xlink:href="http://www.mouser.com/ProductDetail/Aavid-Thermalloy/573100D00010G/?qs=sGAEpiMZZMttgyDkZ5WiusBYJOqffzJxlqKuoa4x5Hg%3d">573100D00010G</text:a></text:span></text:p>
          </table:table-cell>
          <table:table-cell office:value-type="currency" office:currency="CAD" office:value="0.863">
            <text:p>$0.8630</text:p>
          </table:table-cell>
          <table:table-cell table:style-name="ce11" table:formula="of:=[.K64]*[.H64]" office:value-type="currency" office:value="0.863">
            <text:p>$0.863</text:p>
          </table:table-cell>
          <table:table-cell table:style-name="ce13" table:formula="of:=[.K64]*[.I64]" office:value-type="currency" office:currency="CAD" office:value="43.15">
            <text:p>$43.15</text:p>
          </table:table-cell>
          <table:table-cell office:value-type="float" office:value="50">
            <text:p>50</text:p>
          </table:table-cell>
          <table:table-cell table:formula="of:=[.N64]*[.K64]" office:value-type="currency" office:currency="CAD" office:value="43.15">
            <text:p>$43.15</text:p>
          </table:table-cell>
          <table:table-cell table:number-columns-repeated="1009"/>
        </table:table-row>
        <table:table-row table:style-name="ro3">
          <table:table-cell office:value-type="float" office:value="0.5">
            <text:p>0.5</text:p>
          </table:table-cell>
          <table:table-cell table:style-name="ce2" office:value-type="string">
            <text:p><text:span text:style-name="T1"><text:a xlink:href="http://ca.mouser.com/Search/ProductDetail.aspx?R=1-282834-0virtualkey57110000virtualkey571-1-282834-0">571-1-282834-0</text:a></text:span></text:p>
          </table:table-cell>
          <table:table-cell office:value-type="string">
            <text:p>10PScrew</text:p>
          </table:table-cell>
          <table:table-cell office:value-type="string">
            <text:p>10Pos Screw terminal 0.1”</text:p>
          </table:table-cell>
          <table:table-cell table:number-columns-repeated="3"/>
          <table:table-cell table:formula="of:=[.A65]" office:value-type="float" office:value="0.5">
            <text:p>0.5</text:p>
          </table:table-cell>
          <table:table-cell table:style-name="ce3" table:formula="of:=[.H65]*50" office:value-type="float" office:value="25">
            <text:p>25</text:p>
          </table:table-cell>
          <table:table-cell table:style-name="ce2" office:value-type="string">
            <text:p><text:span text:style-name="T1"><text:a xlink:href="http://ca.mouser.com/Search/ProductDetail.aspx?R=1-282834-0virtualkey57110000virtualkey571-1-282834-0">571-1-282834-0</text:a></text:span></text:p>
          </table:table-cell>
          <table:table-cell office:value-type="currency" office:currency="CAD" office:value="3.48">
            <text:p>$3.4800</text:p>
          </table:table-cell>
          <table:table-cell table:style-name="ce11" table:formula="of:=[.K65]*[.H65]" office:value-type="currency" office:value="1.74">
            <text:p>$1.740</text:p>
          </table:table-cell>
          <table:table-cell table:style-name="ce13" table:formula="of:=[.K65]*[.I65]" office:value-type="currency" office:currency="CAD" office:value="87">
            <text:p>$87.00</text:p>
          </table:table-cell>
          <table:table-cell office:value-type="float" office:value="25">
            <text:p>25</text:p>
          </table:table-cell>
          <table:table-cell table:formula="of:=[.N65]*[.K65]" office:value-type="currency" office:currency="CAD" office:value="87">
            <text:p>$87.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SUM([.L57:.L66])" office:value-type="currency" office:value="5.801">
            <text:p>$5.801</text:p>
          </table:table-cell>
          <table:table-cell/>
          <table:table-cell office:value-type="string">
            <text:p>Total:</text:p>
          </table:table-cell>
          <table:table-cell table:formula="of:=SUM([.O57:.O66])" office:value-type="currency" office:currency="CAD" office:value="295.76">
            <text:p>$295.76</text:p>
          </table:table-cell>
          <table:table-cell table:number-columns-repeated="100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 Neue" svg:font-family="'Helvetica Neue'"/>
    <style:font-face style:name="F" svg:font-family="" style:font-family-generic="roman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currency-style style:name="N114">
      <number:currency-symbol/>
      <number:number number:decimal-places="3" number:min-integer-digits="1" number:grouping="true"/>
    </number:currency-style>
    <number:number-style style:name="N115">
      <number:number number:decimal-places="1" number:min-integer-digits="1"/>
    </number:number-style>
    <number:number-style style:name="N116">
      <number:number number:decimal-places="3" number:min-integer-digits="1"/>
    </number:number-style>
    <number:currency-style style:name="N117">
      <number:currency-symbol/>
      <number:text>99999.999</number:text>
    </number:currency-style>
    <number:currency-style style:name="N118">
      <number:currency-symbol/>
      <number:text>1234.123</number:text>
    </number:currency-style>
    <number:currency-style style:name="N119P0" style:volatile="true">
      <number:currency-symbol number:language="en" number:country="CA">$</number:currency-symbol>
      <number:number number:decimal-places="4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CA">$</number:currency-symbol>
      <number:number number:decimal-places="4" number:min-integer-digits="1" number:grouping="true"/>
      <style:map style:condition="value()&gt;=0" style:apply-style-name="N119P0"/>
    </number:currency-style>
    <number:date-style style:name="N10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CA">
      <number:day number:style="long"/>
      <number:text>-</number:text>
      <number:month number:textual="true"/>
    </number:date-style>
    <number:date-style style:name="N10108" number:language="en" number:country="CA">
      <number:month number:textual="true"/>
      <number:text>-</number:text>
      <number:year/>
    </number:date-style>
    <number:time-style style:name="N10109" number:language="en" number:country="CA">
      <number:hours/>
      <number:text>:</number:text>
      <number:minutes number:style="long"/>
      <number:text> </number:text>
      <number:am-pm/>
    </number:time-style>
    <number:time-style style:name="N10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1" number:language="en" number:country="CA">
      <number:hours/>
      <number:text>:</number:text>
      <number:minutes number:style="long"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4">04/01/2012</text:date>, <text:time>09:5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Harris</meta:initial-creator>
    <meta:creation-date>2012-01-03T13:37:58</meta:creation-date>
    <dc:date>2012-01-04T09:59:27</dc:date>
    <dc:creator>David Harris</dc:creator>
    <meta:editing-duration>PT18H39M33S</meta:editing-duration>
    <meta:editing-cycles>4</meta:editing-cycles>
    <meta:generator>OpenOffice.org/3.2$Unix OpenOffice.org_project/320m18$Build-9502</meta:generator>
    <meta:document-statistic meta:table-count="3" meta:cell-count="659" meta:object-count="0"/>
  </office:meta>
</office:document-meta>
</file>